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hatWeWant" table:style-name="ta1">
        <table:shapes>
          <draw:frame draw:z-index="0" draw:style-name="gr1" draw:text-style-name="P1" svg:width="6.2988in" svg:height="3.5429in" svg:x="3.352in" svg:y="0.5906in">
            <draw:object draw:notify-on-update-of-ranges="WhatWeWant.A1:WhatWeWant.A1 WhatWeWant.A2:WhatWeWant.A20 WhatWeWant.C1:WhatWeWant.C1 WhatWeWant.C2:WhatWeWant.C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WA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twist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2]-[.B2]" office:value-type="float" office:value="0" calcext:value-type="float">
            <text:p>0</text:p>
          </table:table-cell>
        </table:table-row>
        <table:table-row table:style-name="ro1">
          <table:table-cell table:formula="of:=[.A2]+1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formula="of:=[.A3]-[.B3]" office:value-type="float" office:value="0" calcext:value-type="float">
            <text:p>0</text:p>
          </table:table-cell>
        </table:table-row>
        <table:table-row table:style-name="ro1">
          <table:table-cell table:formula="of:=[.A3]+1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A4]-[.B4]" office:value-type="float" office:value="0" calcext:value-type="float">
            <text:p>0</text:p>
          </table:table-cell>
        </table:table-row>
        <table:table-row table:style-name="ro1">
          <table:table-cell table:formula="of:=[.A4]+10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[.A5]-[.B5]" office:value-type="float" office:value="5" calcext:value-type="float">
            <text:p>5</text:p>
          </table:table-cell>
        </table:table-row>
        <table:table-row table:style-name="ro1">
          <table:table-cell table:formula="of:=[.A5]+10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formula="of:=[.A6]-[.B6]" office:value-type="float" office:value="10" calcext:value-type="float">
            <text:p>10</text:p>
          </table:table-cell>
        </table:table-row>
        <table:table-row table:style-name="ro1">
          <table:table-cell table:formula="of:=[.A6]+10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[.A7]-[.B7]" office:value-type="float" office:value="5" calcext:value-type="float">
            <text:p>5</text:p>
          </table:table-cell>
        </table:table-row>
        <table:table-row table:style-name="ro1">
          <table:table-cell table:formula="of:=[.A7]+10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formula="of:=[.A8]-[.B8]" office:value-type="float" office:value="0" calcext:value-type="float">
            <text:p>0</text:p>
          </table:table-cell>
        </table:table-row>
        <table:table-row table:style-name="ro1">
          <table:table-cell table:formula="of:=[.A8]+10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 table:formula="of:=[.A9]-[.B9]" office:value-type="float" office:value="0" calcext:value-type="float">
            <text:p>0</text:p>
          </table:table-cell>
        </table:table-row>
        <table:table-row table:style-name="ro1">
          <table:table-cell table:formula="of:=[.A9]+10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table:formula="of:=[.A10]-[.B10]" office:value-type="float" office:value="0" calcext:value-type="float">
            <text:p>0</text:p>
          </table:table-cell>
        </table:table-row>
        <table:table-row table:style-name="ro1">
          <table:table-cell table:formula="of:=[.A10]+10" office:value-type="float" office:value="90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table:formula="of:=[.A11]-[.B11]" office:value-type="float" office:value="0" calcext:value-type="float">
            <text:p>0</text:p>
          </table:table-cell>
        </table:table-row>
        <table:table-row table:style-name="ro1">
          <table:table-cell table:formula="of:=[.A11]+10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A12]-[.B12]" office:value-type="float" office:value="0" calcext:value-type="float">
            <text:p>0</text:p>
          </table:table-cell>
        </table:table-row>
        <table:table-row table:style-name="ro1">
          <table:table-cell table:formula="of:=[.A12]+10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 table:formula="of:=[.A13]-[.B13]" office:value-type="float" office:value="0" calcext:value-type="float">
            <text:p>0</text:p>
          </table:table-cell>
        </table:table-row>
        <table:table-row table:style-name="ro1">
          <table:table-cell table:formula="of:=[.A13]+10" office:value-type="float" office:value="120" calcext:value-type="float">
            <text:p>120</text:p>
          </table:table-cell>
          <table:table-cell office:value-type="float" office:value="120" calcext:value-type="float">
            <text:p>120</text:p>
          </table:table-cell>
          <table:table-cell table:formula="of:=[.A14]-[.B14]" office:value-type="float" office:value="0" calcext:value-type="float">
            <text:p>0</text:p>
          </table:table-cell>
        </table:table-row>
        <table:table-row table:style-name="ro1">
          <table:table-cell table:formula="of:=[.A14]+10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 table:formula="of:=[.A15]-[.B15]" office:value-type="float" office:value="0" calcext:value-type="float">
            <text:p>0</text:p>
          </table:table-cell>
        </table:table-row>
        <table:table-row table:style-name="ro1">
          <table:table-cell table:formula="of:=[.A15]+10" office:value-type="float" office:value="140" calcext:value-type="float">
            <text:p>140</text:p>
          </table:table-cell>
          <table:table-cell office:value-type="float" office:value="140" calcext:value-type="float">
            <text:p>140</text:p>
          </table:table-cell>
          <table:table-cell table:formula="of:=[.A16]-[.B16]" office:value-type="float" office:value="0" calcext:value-type="float">
            <text:p>0</text:p>
          </table:table-cell>
        </table:table-row>
        <table:table-row table:style-name="ro1">
          <table:table-cell table:formula="of:=[.A16]+10" office:value-type="float" office:value="150" calcext:value-type="float">
            <text:p>150</text:p>
          </table:table-cell>
          <table:table-cell office:value-type="float" office:value="150" calcext:value-type="float">
            <text:p>150</text:p>
          </table:table-cell>
          <table:table-cell table:formula="of:=[.A17]-[.B17]" office:value-type="float" office:value="0" calcext:value-type="float">
            <text:p>0</text:p>
          </table:table-cell>
        </table:table-row>
        <table:table-row table:style-name="ro1">
          <table:table-cell table:formula="of:=[.A17]+10" office:value-type="float" office:value="160" calcext:value-type="float">
            <text:p>160</text:p>
          </table:table-cell>
          <table:table-cell office:value-type="float" office:value="160" calcext:value-type="float">
            <text:p>160</text:p>
          </table:table-cell>
          <table:table-cell table:formula="of:=[.A18]-[.B18]" office:value-type="float" office:value="0" calcext:value-type="float">
            <text:p>0</text:p>
          </table:table-cell>
        </table:table-row>
        <table:table-row table:style-name="ro1">
          <table:table-cell table:formula="of:=[.A18]+10" office:value-type="float" office:value="170" calcext:value-type="float">
            <text:p>170</text:p>
          </table:table-cell>
          <table:table-cell office:value-type="float" office:value="170" calcext:value-type="float">
            <text:p>170</text:p>
          </table:table-cell>
          <table:table-cell table:formula="of:=[.A19]-[.B19]" office:value-type="float" office:value="0" calcext:value-type="float">
            <text:p>0</text:p>
          </table:table-cell>
        </table:table-row>
        <table:table-row table:style-name="ro1">
          <table:table-cell table:formula="of:=[.A19]+10" office:value-type="float" office:value="180" calcext:value-type="float">
            <text:p>180</text:p>
          </table:table-cell>
          <table:table-cell office:value-type="float" office:value="180" calcext:value-type="float">
            <text:p>180</text:p>
          </table:table-cell>
          <table:table-cell table:formula="of:=[.A20]-[.B20]" office:value-type="float" office:value="0" calcext:value-type="float">
            <text:p>0</text:p>
          </table:table-cell>
        </table:table-row>
      </table:table>
      <table:table table:name="Gauss" table:style-name="ta1">
        <table:shapes>
          <draw:frame draw:z-index="0" draw:style-name="gr1" draw:text-style-name="P1" svg:width="6.2988in" svg:height="3.5429in" svg:x="2.1244in" svg:y="0.6118in">
            <draw:object draw:notify-on-update-of-ranges="Gauss.A5:Gauss.A95 Gauss.B5:Gauss.B9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u (x center)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igm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eight factor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3] * ((1/([.$B$2]*SQRT(2*PI())))*EXP(-(([.A5]-[.$B$1])/[.$B$2])*(([.A5]-[.$B$1])/[.$B$2])/2))" office:value-type="float" office:value="0.000399593527672637" calcext:value-type="float">
            <text:p>0.000399593527673</text:p>
          </table:table-cell>
        </table:table-row>
        <table:table-row table:style-name="ro1">
          <table:table-cell table:formula="of:=[.A5]+1" office:value-type="float" office:value="1" calcext:value-type="float">
            <text:p>1</text:p>
          </table:table-cell>
          <table:table-cell table:formula="of:=[.$B$3] * ((1/([.$B$2]*SQRT(2*PI())))*EXP(-(([.A6]-[.$B$1])/[.$B$2])*(([.A6]-[.$B$1])/[.$B$2])/2))" office:value-type="float" office:value="0.000623561782251338" calcext:value-type="float">
            <text:p>0.000623561782251</text:p>
          </table:table-cell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table:formula="of:=[.$B$3] * ((1/([.$B$2]*SQRT(2*PI())))*EXP(-(([.A7]-[.$B$1])/[.$B$2])*(([.A7]-[.$B$1])/[.$B$2])/2))" office:value-type="float" office:value="0.000963379918552178" calcext:value-type="float">
            <text:p>0.000963379918552</text:p>
          </table:table-cell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table:formula="of:=[.$B$3] * ((1/([.$B$2]*SQRT(2*PI())))*EXP(-(([.A8]-[.$B$1])/[.$B$2])*(([.A8]-[.$B$1])/[.$B$2])/2))" office:value-type="float" office:value="0.0014735766939135" calcext:value-type="float">
            <text:p>0.001473576693914</text:p>
          </table:table-cell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table:formula="of:=[.$B$3] * ((1/([.$B$2]*SQRT(2*PI())))*EXP(-(([.A9]-[.$B$1])/[.$B$2])*(([.A9]-[.$B$1])/[.$B$2])/2))" office:value-type="float" office:value="0.00223154142942832" calcext:value-type="float">
            <text:p>0.002231541429428</text:p>
          </table:table-cell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table:formula="of:=[.$B$3] * ((1/([.$B$2]*SQRT(2*PI())))*EXP(-(([.A10]-[.$B$1])/[.$B$2])*(([.A10]-[.$B$1])/[.$B$2])/2))" office:value-type="float" office:value="0.00334575564412213" calcext:value-type="float">
            <text:p>0.003345755644122</text:p>
          </table:table-cell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table:formula="of:=[.$B$3] * ((1/([.$B$2]*SQRT(2*PI())))*EXP(-(([.A11]-[.$B$1])/[.$B$2])*(([.A11]-[.$B$1])/[.$B$2])/2))" office:value-type="float" office:value="0.00496638678481932" calcext:value-type="float">
            <text:p>0.004966386784819</text:p>
          </table:table-cell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table:formula="of:=[.$B$3] * ((1/([.$B$2]*SQRT(2*PI())))*EXP(-(([.A12]-[.$B$1])/[.$B$2])*(([.A12]-[.$B$1])/[.$B$2])/2))" office:value-type="float" office:value="0.00729867314478651" calcext:value-type="float">
            <text:p>0.007298673144787</text:p>
          </table:table-cell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table:formula="of:=[.$B$3] * ((1/([.$B$2]*SQRT(2*PI())))*EXP(-(([.A13]-[.$B$1])/[.$B$2])*(([.A13]-[.$B$1])/[.$B$2])/2))" office:value-type="float" office:value="0.0106195067637688" calcext:value-type="float">
            <text:p>0.010619506763769</text:p>
          </table:table-cell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 table:formula="of:=[.$B$3] * ((1/([.$B$2]*SQRT(2*PI())))*EXP(-(([.A14]-[.$B$1])/[.$B$2])*(([.A14]-[.$B$1])/[.$B$2])/2))" office:value-type="float" office:value="0.0152975482528443" calcext:value-type="float">
            <text:p>0.015297548252844</text:p>
          </table:table-cell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 table:formula="of:=[.$B$3] * ((1/([.$B$2]*SQRT(2*PI())))*EXP(-(([.A15]-[.$B$1])/[.$B$2])*(([.A15]-[.$B$1])/[.$B$2])/2))" office:value-type="float" office:value="0.021817067376144" calcext:value-type="float">
            <text:p>0.021817067376144</text:p>
          </table:table-cell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 table:formula="of:=[.$B$3] * ((1/([.$B$2]*SQRT(2*PI())))*EXP(-(([.A16]-[.$B$1])/[.$B$2])*(([.A16]-[.$B$1])/[.$B$2])/2))" office:value-type="float" office:value="0.0308054792118255" calcext:value-type="float">
            <text:p>0.030805479211826</text:p>
          </table:table-cell>
        </table:table-row>
        <table:table-row table:style-name="ro1">
          <table:table-cell table:formula="of:=[.A16]+1" office:value-type="float" office:value="12" calcext:value-type="float">
            <text:p>12</text:p>
          </table:table-cell>
          <table:table-cell table:formula="of:=[.$B$3] * ((1/([.$B$2]*SQRT(2*PI())))*EXP(-(([.A17]-[.$B$1])/[.$B$2])*(([.A17]-[.$B$1])/[.$B$2])/2))" office:value-type="float" office:value="0.043064223476342" calcext:value-type="float">
            <text:p>0.043064223476342</text:p>
          </table:table-cell>
        </table:table-row>
        <table:table-row table:style-name="ro1">
          <table:table-cell table:formula="of:=[.A17]+1" office:value-type="float" office:value="13" calcext:value-type="float">
            <text:p>13</text:p>
          </table:table-cell>
          <table:table-cell table:formula="of:=[.$B$3] * ((1/([.$B$2]*SQRT(2*PI())))*EXP(-(([.A18]-[.$B$1])/[.$B$2])*(([.A18]-[.$B$1])/[.$B$2])/2))" office:value-type="float" office:value="0.059602205036621" calcext:value-type="float">
            <text:p>0.059602205036621</text:p>
          </table:table-cell>
        </table:table-row>
        <table:table-row table:style-name="ro1">
          <table:table-cell table:formula="of:=[.A18]+1" office:value-type="float" office:value="14" calcext:value-type="float">
            <text:p>14</text:p>
          </table:table-cell>
          <table:table-cell table:formula="of:=[.$B$3] * ((1/([.$B$2]*SQRT(2*PI())))*EXP(-(([.A19]-[.$B$1])/[.$B$2])*(([.A19]-[.$B$1])/[.$B$2])/2))" office:value-type="float" office:value="0.081670476404998" calcext:value-type="float">
            <text:p>0.081670476404998</text:p>
          </table:table-cell>
        </table:table-row>
        <table:table-row table:style-name="ro1">
          <table:table-cell table:formula="of:=[.A19]+1" office:value-type="float" office:value="15" calcext:value-type="float">
            <text:p>15</text:p>
          </table:table-cell>
          <table:table-cell table:formula="of:=[.$B$3] * ((1/([.$B$2]*SQRT(2*PI())))*EXP(-(([.A20]-[.$B$1])/[.$B$2])*(([.A20]-[.$B$1])/[.$B$2])/2))" office:value-type="float" office:value="0.11079621029845" calcext:value-type="float">
            <text:p>0.11079621029845</text:p>
          </table:table-cell>
        </table:table-row>
        <table:table-row table:style-name="ro1">
          <table:table-cell table:formula="of:=[.A20]+1" office:value-type="float" office:value="16" calcext:value-type="float">
            <text:p>16</text:p>
          </table:table-cell>
          <table:table-cell table:formula="of:=[.$B$3] * ((1/([.$B$2]*SQRT(2*PI())))*EXP(-(([.A21]-[.$B$1])/[.$B$2])*(([.A21]-[.$B$1])/[.$B$2])/2))" office:value-type="float" office:value="0.148813310494396" calcext:value-type="float">
            <text:p>0.148813310494396</text:p>
          </table:table-cell>
        </table:table-row>
        <table:table-row table:style-name="ro1">
          <table:table-cell table:formula="of:=[.A21]+1" office:value-type="float" office:value="17" calcext:value-type="float">
            <text:p>17</text:p>
          </table:table-cell>
          <table:table-cell table:formula="of:=[.$B$3] * ((1/([.$B$2]*SQRT(2*PI())))*EXP(-(([.A22]-[.$B$1])/[.$B$2])*(([.A22]-[.$B$1])/[.$B$2])/2))" office:value-type="float" office:value="0.197886289574499" calcext:value-type="float">
            <text:p>0.197886289574499</text:p>
          </table:table-cell>
        </table:table-row>
        <table:table-row table:style-name="ro1">
          <table:table-cell table:formula="of:=[.A22]+1" office:value-type="float" office:value="18" calcext:value-type="float">
            <text:p>18</text:p>
          </table:table-cell>
          <table:table-cell table:formula="of:=[.$B$3] * ((1/([.$B$2]*SQRT(2*PI())))*EXP(-(([.A23]-[.$B$1])/[.$B$2])*(([.A23]-[.$B$1])/[.$B$2])/2))" office:value-type="float" office:value="0.260523370360565" calcext:value-type="float">
            <text:p>0.260523370360565</text:p>
          </table:table-cell>
        </table:table-row>
        <table:table-row table:style-name="ro1">
          <table:table-cell table:formula="of:=[.A23]+1" office:value-type="float" office:value="19" calcext:value-type="float">
            <text:p>19</text:p>
          </table:table-cell>
          <table:table-cell table:formula="of:=[.$B$3] * ((1/([.$B$2]*SQRT(2*PI())))*EXP(-(([.A24]-[.$B$1])/[.$B$2])*(([.A24]-[.$B$1])/[.$B$2])/2))" office:value-type="float" office:value="0.33957423084214" calcext:value-type="float">
            <text:p>0.33957423084214</text:p>
          </table:table-cell>
        </table:table-row>
        <table:table-row table:style-name="ro1">
          <table:table-cell table:formula="of:=[.A24]+1" office:value-type="float" office:value="20" calcext:value-type="float">
            <text:p>20</text:p>
          </table:table-cell>
          <table:table-cell table:formula="of:=[.$B$3] * ((1/([.$B$2]*SQRT(2*PI())))*EXP(-(([.A25]-[.$B$1])/[.$B$2])*(([.A25]-[.$B$1])/[.$B$2])/2))" office:value-type="float" office:value="0.438207512339214" calcext:value-type="float">
            <text:p>0.438207512339214</text:p>
          </table:table-cell>
        </table:table-row>
        <table:table-row table:style-name="ro1">
          <table:table-cell table:formula="of:=[.A25]+1" office:value-type="float" office:value="21" calcext:value-type="float">
            <text:p>21</text:p>
          </table:table-cell>
          <table:table-cell table:formula="of:=[.$B$3] * ((1/([.$B$2]*SQRT(2*PI())))*EXP(-(([.A26]-[.$B$1])/[.$B$2])*(([.A26]-[.$B$1])/[.$B$2])/2))" office:value-type="float" office:value="0.559863257371073" calcext:value-type="float">
            <text:p>0.559863257371073</text:p>
          </table:table-cell>
        </table:table-row>
        <table:table-row table:style-name="ro1">
          <table:table-cell table:formula="of:=[.A26]+1" office:value-type="float" office:value="22" calcext:value-type="float">
            <text:p>22</text:p>
          </table:table-cell>
          <table:table-cell table:formula="of:=[.$B$3] * ((1/([.$B$2]*SQRT(2*PI())))*EXP(-(([.A27]-[.$B$1])/[.$B$2])*(([.A27]-[.$B$1])/[.$B$2])/2))" office:value-type="float" office:value="0.70817594354003" calcext:value-type="float">
            <text:p>0.70817594354003</text:p>
          </table:table-cell>
        </table:table-row>
        <table:table-row table:style-name="ro1">
          <table:table-cell table:formula="of:=[.A27]+1" office:value-type="float" office:value="23" calcext:value-type="float">
            <text:p>23</text:p>
          </table:table-cell>
          <table:table-cell table:formula="of:=[.$B$3] * ((1/([.$B$2]*SQRT(2*PI())))*EXP(-(([.A28]-[.$B$1])/[.$B$2])*(([.A28]-[.$B$1])/[.$B$2])/2))" office:value-type="float" office:value="0.886864821155786" calcext:value-type="float">
            <text:p>0.886864821155786</text:p>
          </table:table-cell>
        </table:table-row>
        <table:table-row table:style-name="ro1">
          <table:table-cell table:formula="of:=[.A28]+1" office:value-type="float" office:value="24" calcext:value-type="float">
            <text:p>24</text:p>
          </table:table-cell>
          <table:table-cell table:formula="of:=[.$B$3] * ((1/([.$B$2]*SQRT(2*PI())))*EXP(-(([.A29]-[.$B$1])/[.$B$2])*(([.A29]-[.$B$1])/[.$B$2])/2))" office:value-type="float" office:value="1.09958989951068" calcext:value-type="float">
            <text:p>1.09958989951068</text:p>
          </table:table-cell>
        </table:table-row>
        <table:table-row table:style-name="ro1">
          <table:table-cell table:formula="of:=[.A29]+1" office:value-type="float" office:value="25" calcext:value-type="float">
            <text:p>25</text:p>
          </table:table-cell>
          <table:table-cell table:formula="of:=[.$B$3] * ((1/([.$B$2]*SQRT(2*PI())))*EXP(-(([.A30]-[.$B$1])/[.$B$2])*(([.A30]-[.$B$1])/[.$B$2])/2))" office:value-type="float" office:value="1.3497741628297" calcext:value-type="float">
            <text:p>1.3497741628297</text:p>
          </table:table-cell>
        </table:table-row>
        <table:table-row table:style-name="ro1">
          <table:table-cell table:formula="of:=[.A30]+1" office:value-type="float" office:value="26" calcext:value-type="float">
            <text:p>26</text:p>
          </table:table-cell>
          <table:table-cell table:formula="of:=[.$B$3] * ((1/([.$B$2]*SQRT(2*PI())))*EXP(-(([.A31]-[.$B$1])/[.$B$2])*(([.A31]-[.$B$1])/[.$B$2])/2))" office:value-type="float" office:value="1.64039536936692" calcext:value-type="float">
            <text:p>1.64039536936692</text:p>
          </table:table-cell>
        </table:table-row>
        <table:table-row table:style-name="ro1">
          <table:table-cell table:formula="of:=[.A31]+1" office:value-type="float" office:value="27" calcext:value-type="float">
            <text:p>27</text:p>
          </table:table-cell>
          <table:table-cell table:formula="of:=[.$B$3] * ((1/([.$B$2]*SQRT(2*PI())))*EXP(-(([.A32]-[.$B$1])/[.$B$2])*(([.A32]-[.$B$1])/[.$B$2])/2))" office:value-type="float" office:value="1.97375395752235" calcext:value-type="float">
            <text:p>1.97375395752235</text:p>
          </table:table-cell>
        </table:table-row>
        <table:table-row table:style-name="ro1">
          <table:table-cell table:formula="of:=[.A32]+1" office:value-type="float" office:value="28" calcext:value-type="float">
            <text:p>28</text:p>
          </table:table-cell>
          <table:table-cell table:formula="of:=[.$B$3] * ((1/([.$B$2]*SQRT(2*PI())))*EXP(-(([.A33]-[.$B$1])/[.$B$2])*(([.A33]-[.$B$1])/[.$B$2])/2))" office:value-type="float" office:value="2.35122693442217" calcext:value-type="float">
            <text:p>2.35122693442217</text:p>
          </table:table-cell>
        </table:table-row>
        <table:table-row table:style-name="ro1">
          <table:table-cell table:formula="of:=[.A33]+1" office:value-type="float" office:value="29" calcext:value-type="float">
            <text:p>29</text:p>
          </table:table-cell>
          <table:table-cell table:formula="of:=[.$B$3] * ((1/([.$B$2]*SQRT(2*PI())))*EXP(-(([.A34]-[.$B$1])/[.$B$2])*(([.A34]-[.$B$1])/[.$B$2])/2))" office:value-type="float" office:value="2.77302086698639" calcext:value-type="float">
            <text:p>2.77302086698639</text:p>
          </table:table-cell>
        </table:table-row>
        <table:table-row table:style-name="ro1">
          <table:table-cell table:formula="of:=[.A34]+1" office:value-type="float" office:value="30" calcext:value-type="float">
            <text:p>30</text:p>
          </table:table-cell>
          <table:table-cell table:formula="of:=[.$B$3] * ((1/([.$B$2]*SQRT(2*PI())))*EXP(-(([.A35]-[.$B$1])/[.$B$2])*(([.A35]-[.$B$1])/[.$B$2])/2))" office:value-type="float" office:value="3.23793989164729" calcext:value-type="float">
            <text:p>3.23793989164729</text:p>
          </table:table-cell>
        </table:table-row>
        <table:table-row table:style-name="ro1">
          <table:table-cell table:formula="of:=[.A35]+1" office:value-type="float" office:value="31" calcext:value-type="float">
            <text:p>31</text:p>
          </table:table-cell>
          <table:table-cell table:formula="of:=[.$B$3] * ((1/([.$B$2]*SQRT(2*PI())))*EXP(-(([.A36]-[.$B$1])/[.$B$2])*(([.A36]-[.$B$1])/[.$B$2])/2))" office:value-type="float" office:value="3.74318664089362" calcext:value-type="float">
            <text:p>3.74318664089362</text:p>
          </table:table-cell>
        </table:table-row>
        <table:table-row table:style-name="ro1">
          <table:table-cell table:formula="of:=[.A36]+1" office:value-type="float" office:value="32" calcext:value-type="float">
            <text:p>32</text:p>
          </table:table-cell>
          <table:table-cell table:formula="of:=[.$B$3] * ((1/([.$B$2]*SQRT(2*PI())))*EXP(-(([.A37]-[.$B$1])/[.$B$2])*(([.A37]-[.$B$1])/[.$B$2])/2))" office:value-type="float" office:value="4.28421480119518" calcext:value-type="float">
            <text:p>4.28421480119518</text:p>
          </table:table-cell>
        </table:table-row>
        <table:table-row table:style-name="ro1">
          <table:table-cell table:formula="of:=[.A37]+1" office:value-type="float" office:value="33" calcext:value-type="float">
            <text:p>33</text:p>
          </table:table-cell>
          <table:table-cell table:formula="of:=[.$B$3] * ((1/([.$B$2]*SQRT(2*PI())))*EXP(-(([.A38]-[.$B$1])/[.$B$2])*(([.A38]-[.$B$1])/[.$B$2])/2))" office:value-type="float" office:value="4.85465137458032" calcext:value-type="float">
            <text:p>4.85465137458032</text:p>
          </table:table-cell>
        </table:table-row>
        <table:table-row table:style-name="ro1">
          <table:table-cell table:formula="of:=[.A38]+1" office:value-type="float" office:value="34" calcext:value-type="float">
            <text:p>34</text:p>
          </table:table-cell>
          <table:table-cell table:formula="of:=[.$B$3] * ((1/([.$B$2]*SQRT(2*PI())))*EXP(-(([.A39]-[.$B$1])/[.$B$2])*(([.A39]-[.$B$1])/[.$B$2])/2))" office:value-type="float" office:value="5.44630442581376" calcext:value-type="float">
            <text:p>5.44630442581376</text:p>
          </table:table-cell>
        </table:table-row>
        <table:table-row table:style-name="ro1">
          <table:table-cell table:formula="of:=[.A39]+1" office:value-type="float" office:value="35" calcext:value-type="float">
            <text:p>35</text:p>
          </table:table-cell>
          <table:table-cell table:formula="of:=[.$B$3] * ((1/([.$B$2]*SQRT(2*PI())))*EXP(-(([.A40]-[.$B$1])/[.$B$2])*(([.A40]-[.$B$1])/[.$B$2])/2))" office:value-type="float" office:value="6.04926811297859" calcext:value-type="float">
            <text:p>6.04926811297859</text:p>
          </table:table-cell>
        </table:table-row>
        <table:table-row table:style-name="ro1">
          <table:table-cell table:formula="of:=[.A40]+1" office:value-type="float" office:value="36" calcext:value-type="float">
            <text:p>36</text:p>
          </table:table-cell>
          <table:table-cell table:formula="of:=[.$B$3] * ((1/([.$B$2]*SQRT(2*PI())))*EXP(-(([.A41]-[.$B$1])/[.$B$2])*(([.A41]-[.$B$1])/[.$B$2])/2))" office:value-type="float" office:value="6.65213124746887" calcext:value-type="float">
            <text:p>6.65213124746887</text:p>
          </table:table-cell>
        </table:table-row>
        <table:table-row table:style-name="ro1">
          <table:table-cell table:formula="of:=[.A41]+1" office:value-type="float" office:value="37" calcext:value-type="float">
            <text:p>37</text:p>
          </table:table-cell>
          <table:table-cell table:formula="of:=[.$B$3] * ((1/([.$B$2]*SQRT(2*PI())))*EXP(-(([.A42]-[.$B$1])/[.$B$2])*(([.A42]-[.$B$1])/[.$B$2])/2))" office:value-type="float" office:value="7.24228881903707" calcext:value-type="float">
            <text:p>7.24228881903707</text:p>
          </table:table-cell>
        </table:table-row>
        <table:table-row table:style-name="ro1">
          <table:table-cell table:formula="of:=[.A42]+1" office:value-type="float" office:value="38" calcext:value-type="float">
            <text:p>38</text:p>
          </table:table-cell>
          <table:table-cell table:formula="of:=[.$B$3] * ((1/([.$B$2]*SQRT(2*PI())))*EXP(-(([.A43]-[.$B$1])/[.$B$2])*(([.A43]-[.$B$1])/[.$B$2])/2))" office:value-type="float" office:value="7.80634833416903" calcext:value-type="float">
            <text:p>7.80634833416903</text:p>
          </table:table-cell>
        </table:table-row>
        <table:table-row table:style-name="ro1">
          <table:table-cell table:formula="of:=[.A43]+1" office:value-type="float" office:value="39" calcext:value-type="float">
            <text:p>39</text:p>
          </table:table-cell>
          <table:table-cell table:formula="of:=[.$B$3] * ((1/([.$B$2]*SQRT(2*PI())))*EXP(-(([.A44]-[.$B$1])/[.$B$2])*(([.A44]-[.$B$1])/[.$B$2])/2))" office:value-type="float" office:value="8.33061507229499" calcext:value-type="float">
            <text:p>8.33061507229499</text:p>
          </table:table-cell>
        </table:table-row>
        <table:table-row table:style-name="ro1">
          <table:table-cell table:formula="of:=[.A44]+1" office:value-type="float" office:value="40" calcext:value-type="float">
            <text:p>40</text:p>
          </table:table-cell>
          <table:table-cell table:formula="of:=[.$B$3] * ((1/([.$B$2]*SQRT(2*PI())))*EXP(-(([.A45]-[.$B$1])/[.$B$2])*(([.A45]-[.$B$1])/[.$B$2])/2))" office:value-type="float" office:value="8.80163316910749" calcext:value-type="float">
            <text:p>8.80163316910749</text:p>
          </table:table-cell>
        </table:table-row>
        <table:table-row table:style-name="ro1">
          <table:table-cell table:formula="of:=[.A45]+1" office:value-type="float" office:value="41" calcext:value-type="float">
            <text:p>41</text:p>
          </table:table-cell>
          <table:table-cell table:formula="of:=[.$B$3] * ((1/([.$B$2]*SQRT(2*PI())))*EXP(-(([.A46]-[.$B$1])/[.$B$2])*(([.A46]-[.$B$1])/[.$B$2])/2))" office:value-type="float" office:value="9.20675350758308" calcext:value-type="float">
            <text:p>9.20675350758308</text:p>
          </table:table-cell>
        </table:table-row>
        <table:table-row table:style-name="ro1">
          <table:table-cell table:formula="of:=[.A46]+1" office:value-type="float" office:value="42" calcext:value-type="float">
            <text:p>42</text:p>
          </table:table-cell>
          <table:table-cell table:formula="of:=[.$B$3] * ((1/([.$B$2]*SQRT(2*PI())))*EXP(-(([.A47]-[.$B$1])/[.$B$2])*(([.A47]-[.$B$1])/[.$B$2])/2))" office:value-type="float" office:value="9.5346953865131" calcext:value-type="float">
            <text:p>9.5346953865131</text:p>
          </table:table-cell>
        </table:table-row>
        <table:table-row table:style-name="ro1">
          <table:table-cell table:formula="of:=[.A47]+1" office:value-type="float" office:value="43" calcext:value-type="float">
            <text:p>43</text:p>
          </table:table-cell>
          <table:table-cell table:formula="of:=[.$B$3] * ((1/([.$B$2]*SQRT(2*PI())))*EXP(-(([.A48]-[.$B$1])/[.$B$2])*(([.A48]-[.$B$1])/[.$B$2])/2))" office:value-type="float" office:value="9.7760673493864" calcext:value-type="float">
            <text:p>9.7760673493864</text:p>
          </table:table-cell>
        </table:table-row>
        <table:table-row table:style-name="ro1">
          <table:table-cell table:formula="of:=[.A48]+1" office:value-type="float" office:value="44" calcext:value-type="float">
            <text:p>44</text:p>
          </table:table-cell>
          <table:table-cell table:formula="of:=[.$B$3] * ((1/([.$B$2]*SQRT(2*PI())))*EXP(-(([.A49]-[.$B$1])/[.$B$2])*(([.A49]-[.$B$1])/[.$B$2])/2))" office:value-type="float" office:value="9.9238136869253" calcext:value-type="float">
            <text:p>9.9238136869253</text:p>
          </table:table-cell>
        </table:table-row>
        <table:table-row table:style-name="ro1">
          <table:table-cell table:formula="of:=[.A49]+1" office:value-type="float" office:value="45" calcext:value-type="float">
            <text:p>45</text:p>
          </table:table-cell>
          <table:table-cell table:formula="of:=[.$B$3] * ((1/([.$B$2]*SQRT(2*PI())))*EXP(-(([.A50]-[.$B$1])/[.$B$2])*(([.A50]-[.$B$1])/[.$B$2])/2))" office:value-type="float" office:value="9.97355701003582" calcext:value-type="float">
            <text:p>9.97355701003582</text:p>
          </table:table-cell>
        </table:table-row>
        <table:table-row table:style-name="ro1">
          <table:table-cell table:formula="of:=[.A50]+1" office:value-type="float" office:value="46" calcext:value-type="float">
            <text:p>46</text:p>
          </table:table-cell>
          <table:table-cell table:formula="of:=[.$B$3] * ((1/([.$B$2]*SQRT(2*PI())))*EXP(-(([.A51]-[.$B$1])/[.$B$2])*(([.A51]-[.$B$1])/[.$B$2])/2))" office:value-type="float" office:value="9.9238136869253" calcext:value-type="float">
            <text:p>9.9238136869253</text:p>
          </table:table-cell>
        </table:table-row>
        <table:table-row table:style-name="ro1">
          <table:table-cell table:formula="of:=[.A51]+1" office:value-type="float" office:value="47" calcext:value-type="float">
            <text:p>47</text:p>
          </table:table-cell>
          <table:table-cell table:formula="of:=[.$B$3] * ((1/([.$B$2]*SQRT(2*PI())))*EXP(-(([.A52]-[.$B$1])/[.$B$2])*(([.A52]-[.$B$1])/[.$B$2])/2))" office:value-type="float" office:value="9.7760673493864" calcext:value-type="float">
            <text:p>9.7760673493864</text:p>
          </table:table-cell>
        </table:table-row>
        <table:table-row table:style-name="ro1">
          <table:table-cell table:formula="of:=[.A52]+1" office:value-type="float" office:value="48" calcext:value-type="float">
            <text:p>48</text:p>
          </table:table-cell>
          <table:table-cell table:formula="of:=[.$B$3] * ((1/([.$B$2]*SQRT(2*PI())))*EXP(-(([.A53]-[.$B$1])/[.$B$2])*(([.A53]-[.$B$1])/[.$B$2])/2))" office:value-type="float" office:value="9.5346953865131" calcext:value-type="float">
            <text:p>9.5346953865131</text:p>
          </table:table-cell>
        </table:table-row>
        <table:table-row table:style-name="ro1">
          <table:table-cell table:formula="of:=[.A53]+1" office:value-type="float" office:value="49" calcext:value-type="float">
            <text:p>49</text:p>
          </table:table-cell>
          <table:table-cell table:formula="of:=[.$B$3] * ((1/([.$B$2]*SQRT(2*PI())))*EXP(-(([.A54]-[.$B$1])/[.$B$2])*(([.A54]-[.$B$1])/[.$B$2])/2))" office:value-type="float" office:value="9.20675350758308" calcext:value-type="float">
            <text:p>9.20675350758308</text:p>
          </table:table-cell>
        </table:table-row>
        <table:table-row table:style-name="ro1">
          <table:table-cell table:formula="of:=[.A54]+1" office:value-type="float" office:value="50" calcext:value-type="float">
            <text:p>50</text:p>
          </table:table-cell>
          <table:table-cell table:formula="of:=[.$B$3] * ((1/([.$B$2]*SQRT(2*PI())))*EXP(-(([.A55]-[.$B$1])/[.$B$2])*(([.A55]-[.$B$1])/[.$B$2])/2))" office:value-type="float" office:value="8.80163316910749" calcext:value-type="float">
            <text:p>8.80163316910749</text:p>
          </table:table-cell>
        </table:table-row>
        <table:table-row table:style-name="ro1">
          <table:table-cell table:formula="of:=[.A55]+1" office:value-type="float" office:value="51" calcext:value-type="float">
            <text:p>51</text:p>
          </table:table-cell>
          <table:table-cell table:formula="of:=[.$B$3] * ((1/([.$B$2]*SQRT(2*PI())))*EXP(-(([.A56]-[.$B$1])/[.$B$2])*(([.A56]-[.$B$1])/[.$B$2])/2))" office:value-type="float" office:value="8.33061507229499" calcext:value-type="float">
            <text:p>8.33061507229499</text:p>
          </table:table-cell>
        </table:table-row>
        <table:table-row table:style-name="ro1">
          <table:table-cell table:formula="of:=[.A56]+1" office:value-type="float" office:value="52" calcext:value-type="float">
            <text:p>52</text:p>
          </table:table-cell>
          <table:table-cell table:formula="of:=[.$B$3] * ((1/([.$B$2]*SQRT(2*PI())))*EXP(-(([.A57]-[.$B$1])/[.$B$2])*(([.A57]-[.$B$1])/[.$B$2])/2))" office:value-type="float" office:value="7.80634833416903" calcext:value-type="float">
            <text:p>7.80634833416903</text:p>
          </table:table-cell>
        </table:table-row>
        <table:table-row table:style-name="ro1">
          <table:table-cell table:formula="of:=[.A57]+1" office:value-type="float" office:value="53" calcext:value-type="float">
            <text:p>53</text:p>
          </table:table-cell>
          <table:table-cell table:formula="of:=[.$B$3] * ((1/([.$B$2]*SQRT(2*PI())))*EXP(-(([.A58]-[.$B$1])/[.$B$2])*(([.A58]-[.$B$1])/[.$B$2])/2))" office:value-type="float" office:value="7.24228881903707" calcext:value-type="float">
            <text:p>7.24228881903707</text:p>
          </table:table-cell>
        </table:table-row>
        <table:table-row table:style-name="ro1">
          <table:table-cell table:formula="of:=[.A58]+1" office:value-type="float" office:value="54" calcext:value-type="float">
            <text:p>54</text:p>
          </table:table-cell>
          <table:table-cell table:formula="of:=[.$B$3] * ((1/([.$B$2]*SQRT(2*PI())))*EXP(-(([.A59]-[.$B$1])/[.$B$2])*(([.A59]-[.$B$1])/[.$B$2])/2))" office:value-type="float" office:value="6.65213124746887" calcext:value-type="float">
            <text:p>6.65213124746887</text:p>
          </table:table-cell>
        </table:table-row>
        <table:table-row table:style-name="ro1">
          <table:table-cell table:formula="of:=[.A59]+1" office:value-type="float" office:value="55" calcext:value-type="float">
            <text:p>55</text:p>
          </table:table-cell>
          <table:table-cell table:formula="of:=[.$B$3] * ((1/([.$B$2]*SQRT(2*PI())))*EXP(-(([.A60]-[.$B$1])/[.$B$2])*(([.A60]-[.$B$1])/[.$B$2])/2))" office:value-type="float" office:value="6.04926811297859" calcext:value-type="float">
            <text:p>6.04926811297859</text:p>
          </table:table-cell>
        </table:table-row>
        <table:table-row table:style-name="ro1">
          <table:table-cell table:formula="of:=[.A60]+1" office:value-type="float" office:value="56" calcext:value-type="float">
            <text:p>56</text:p>
          </table:table-cell>
          <table:table-cell table:formula="of:=[.$B$3] * ((1/([.$B$2]*SQRT(2*PI())))*EXP(-(([.A61]-[.$B$1])/[.$B$2])*(([.A61]-[.$B$1])/[.$B$2])/2))" office:value-type="float" office:value="5.44630442581376" calcext:value-type="float">
            <text:p>5.44630442581376</text:p>
          </table:table-cell>
        </table:table-row>
        <table:table-row table:style-name="ro1">
          <table:table-cell table:formula="of:=[.A61]+1" office:value-type="float" office:value="57" calcext:value-type="float">
            <text:p>57</text:p>
          </table:table-cell>
          <table:table-cell table:formula="of:=[.$B$3] * ((1/([.$B$2]*SQRT(2*PI())))*EXP(-(([.A62]-[.$B$1])/[.$B$2])*(([.A62]-[.$B$1])/[.$B$2])/2))" office:value-type="float" office:value="4.85465137458032" calcext:value-type="float">
            <text:p>4.85465137458032</text:p>
          </table:table-cell>
        </table:table-row>
        <table:table-row table:style-name="ro1">
          <table:table-cell table:formula="of:=[.A62]+1" office:value-type="float" office:value="58" calcext:value-type="float">
            <text:p>58</text:p>
          </table:table-cell>
          <table:table-cell table:formula="of:=[.$B$3] * ((1/([.$B$2]*SQRT(2*PI())))*EXP(-(([.A63]-[.$B$1])/[.$B$2])*(([.A63]-[.$B$1])/[.$B$2])/2))" office:value-type="float" office:value="4.28421480119518" calcext:value-type="float">
            <text:p>4.28421480119518</text:p>
          </table:table-cell>
        </table:table-row>
        <table:table-row table:style-name="ro1">
          <table:table-cell table:formula="of:=[.A63]+1" office:value-type="float" office:value="59" calcext:value-type="float">
            <text:p>59</text:p>
          </table:table-cell>
          <table:table-cell table:formula="of:=[.$B$3] * ((1/([.$B$2]*SQRT(2*PI())))*EXP(-(([.A64]-[.$B$1])/[.$B$2])*(([.A64]-[.$B$1])/[.$B$2])/2))" office:value-type="float" office:value="3.74318664089362" calcext:value-type="float">
            <text:p>3.74318664089362</text:p>
          </table:table-cell>
        </table:table-row>
        <table:table-row table:style-name="ro1">
          <table:table-cell table:formula="of:=[.A64]+1" office:value-type="float" office:value="60" calcext:value-type="float">
            <text:p>60</text:p>
          </table:table-cell>
          <table:table-cell table:formula="of:=[.$B$3] * ((1/([.$B$2]*SQRT(2*PI())))*EXP(-(([.A65]-[.$B$1])/[.$B$2])*(([.A65]-[.$B$1])/[.$B$2])/2))" office:value-type="float" office:value="3.23793989164729" calcext:value-type="float">
            <text:p>3.23793989164729</text:p>
          </table:table-cell>
        </table:table-row>
        <table:table-row table:style-name="ro1">
          <table:table-cell table:formula="of:=[.A65]+1" office:value-type="float" office:value="61" calcext:value-type="float">
            <text:p>61</text:p>
          </table:table-cell>
          <table:table-cell table:formula="of:=[.$B$3] * ((1/([.$B$2]*SQRT(2*PI())))*EXP(-(([.A66]-[.$B$1])/[.$B$2])*(([.A66]-[.$B$1])/[.$B$2])/2))" office:value-type="float" office:value="2.77302086698639" calcext:value-type="float">
            <text:p>2.77302086698639</text:p>
          </table:table-cell>
        </table:table-row>
        <table:table-row table:style-name="ro1">
          <table:table-cell table:formula="of:=[.A66]+1" office:value-type="float" office:value="62" calcext:value-type="float">
            <text:p>62</text:p>
          </table:table-cell>
          <table:table-cell table:formula="of:=[.$B$3] * ((1/([.$B$2]*SQRT(2*PI())))*EXP(-(([.A67]-[.$B$1])/[.$B$2])*(([.A67]-[.$B$1])/[.$B$2])/2))" office:value-type="float" office:value="2.35122693442217" calcext:value-type="float">
            <text:p>2.35122693442217</text:p>
          </table:table-cell>
        </table:table-row>
        <table:table-row table:style-name="ro1">
          <table:table-cell table:formula="of:=[.A67]+1" office:value-type="float" office:value="63" calcext:value-type="float">
            <text:p>63</text:p>
          </table:table-cell>
          <table:table-cell table:formula="of:=[.$B$3] * ((1/([.$B$2]*SQRT(2*PI())))*EXP(-(([.A68]-[.$B$1])/[.$B$2])*(([.A68]-[.$B$1])/[.$B$2])/2))" office:value-type="float" office:value="1.97375395752235" calcext:value-type="float">
            <text:p>1.97375395752235</text:p>
          </table:table-cell>
        </table:table-row>
        <table:table-row table:style-name="ro1">
          <table:table-cell table:formula="of:=[.A68]+1" office:value-type="float" office:value="64" calcext:value-type="float">
            <text:p>64</text:p>
          </table:table-cell>
          <table:table-cell table:formula="of:=[.$B$3] * ((1/([.$B$2]*SQRT(2*PI())))*EXP(-(([.A69]-[.$B$1])/[.$B$2])*(([.A69]-[.$B$1])/[.$B$2])/2))" office:value-type="float" office:value="1.64039536936692" calcext:value-type="float">
            <text:p>1.64039536936692</text:p>
          </table:table-cell>
        </table:table-row>
        <table:table-row table:style-name="ro1">
          <table:table-cell table:formula="of:=[.A69]+1" office:value-type="float" office:value="65" calcext:value-type="float">
            <text:p>65</text:p>
          </table:table-cell>
          <table:table-cell table:formula="of:=[.$B$3] * ((1/([.$B$2]*SQRT(2*PI())))*EXP(-(([.A70]-[.$B$1])/[.$B$2])*(([.A70]-[.$B$1])/[.$B$2])/2))" office:value-type="float" office:value="1.3497741628297" calcext:value-type="float">
            <text:p>1.3497741628297</text:p>
          </table:table-cell>
        </table:table-row>
        <table:table-row table:style-name="ro1">
          <table:table-cell table:formula="of:=[.A70]+1" office:value-type="float" office:value="66" calcext:value-type="float">
            <text:p>66</text:p>
          </table:table-cell>
          <table:table-cell table:formula="of:=[.$B$3] * ((1/([.$B$2]*SQRT(2*PI())))*EXP(-(([.A71]-[.$B$1])/[.$B$2])*(([.A71]-[.$B$1])/[.$B$2])/2))" office:value-type="float" office:value="1.09958989951068" calcext:value-type="float">
            <text:p>1.09958989951068</text:p>
          </table:table-cell>
        </table:table-row>
        <table:table-row table:style-name="ro1">
          <table:table-cell table:formula="of:=[.A71]+1" office:value-type="float" office:value="67" calcext:value-type="float">
            <text:p>67</text:p>
          </table:table-cell>
          <table:table-cell table:formula="of:=[.$B$3] * ((1/([.$B$2]*SQRT(2*PI())))*EXP(-(([.A72]-[.$B$1])/[.$B$2])*(([.A72]-[.$B$1])/[.$B$2])/2))" office:value-type="float" office:value="0.886864821155786" calcext:value-type="float">
            <text:p>0.886864821155786</text:p>
          </table:table-cell>
        </table:table-row>
        <table:table-row table:style-name="ro1">
          <table:table-cell table:formula="of:=[.A72]+1" office:value-type="float" office:value="68" calcext:value-type="float">
            <text:p>68</text:p>
          </table:table-cell>
          <table:table-cell table:formula="of:=[.$B$3] * ((1/([.$B$2]*SQRT(2*PI())))*EXP(-(([.A73]-[.$B$1])/[.$B$2])*(([.A73]-[.$B$1])/[.$B$2])/2))" office:value-type="float" office:value="0.70817594354003" calcext:value-type="float">
            <text:p>0.70817594354003</text:p>
          </table:table-cell>
        </table:table-row>
        <table:table-row table:style-name="ro1">
          <table:table-cell table:formula="of:=[.A73]+1" office:value-type="float" office:value="69" calcext:value-type="float">
            <text:p>69</text:p>
          </table:table-cell>
          <table:table-cell table:formula="of:=[.$B$3] * ((1/([.$B$2]*SQRT(2*PI())))*EXP(-(([.A74]-[.$B$1])/[.$B$2])*(([.A74]-[.$B$1])/[.$B$2])/2))" office:value-type="float" office:value="0.559863257371073" calcext:value-type="float">
            <text:p>0.559863257371073</text:p>
          </table:table-cell>
        </table:table-row>
        <table:table-row table:style-name="ro1">
          <table:table-cell table:formula="of:=[.A74]+1" office:value-type="float" office:value="70" calcext:value-type="float">
            <text:p>70</text:p>
          </table:table-cell>
          <table:table-cell table:formula="of:=[.$B$3] * ((1/([.$B$2]*SQRT(2*PI())))*EXP(-(([.A75]-[.$B$1])/[.$B$2])*(([.A75]-[.$B$1])/[.$B$2])/2))" office:value-type="float" office:value="0.438207512339214" calcext:value-type="float">
            <text:p>0.438207512339214</text:p>
          </table:table-cell>
        </table:table-row>
        <table:table-row table:style-name="ro1">
          <table:table-cell table:formula="of:=[.A75]+1" office:value-type="float" office:value="71" calcext:value-type="float">
            <text:p>71</text:p>
          </table:table-cell>
          <table:table-cell table:formula="of:=[.$B$3] * ((1/([.$B$2]*SQRT(2*PI())))*EXP(-(([.A76]-[.$B$1])/[.$B$2])*(([.A76]-[.$B$1])/[.$B$2])/2))" office:value-type="float" office:value="0.33957423084214" calcext:value-type="float">
            <text:p>0.33957423084214</text:p>
          </table:table-cell>
        </table:table-row>
        <table:table-row table:style-name="ro1">
          <table:table-cell table:formula="of:=[.A76]+1" office:value-type="float" office:value="72" calcext:value-type="float">
            <text:p>72</text:p>
          </table:table-cell>
          <table:table-cell table:formula="of:=[.$B$3] * ((1/([.$B$2]*SQRT(2*PI())))*EXP(-(([.A77]-[.$B$1])/[.$B$2])*(([.A77]-[.$B$1])/[.$B$2])/2))" office:value-type="float" office:value="0.260523370360565" calcext:value-type="float">
            <text:p>0.260523370360565</text:p>
          </table:table-cell>
        </table:table-row>
        <table:table-row table:style-name="ro1">
          <table:table-cell table:formula="of:=[.A77]+1" office:value-type="float" office:value="73" calcext:value-type="float">
            <text:p>73</text:p>
          </table:table-cell>
          <table:table-cell table:formula="of:=[.$B$3] * ((1/([.$B$2]*SQRT(2*PI())))*EXP(-(([.A78]-[.$B$1])/[.$B$2])*(([.A78]-[.$B$1])/[.$B$2])/2))" office:value-type="float" office:value="0.197886289574499" calcext:value-type="float">
            <text:p>0.197886289574499</text:p>
          </table:table-cell>
        </table:table-row>
        <table:table-row table:style-name="ro1">
          <table:table-cell table:formula="of:=[.A78]+1" office:value-type="float" office:value="74" calcext:value-type="float">
            <text:p>74</text:p>
          </table:table-cell>
          <table:table-cell table:formula="of:=[.$B$3] * ((1/([.$B$2]*SQRT(2*PI())))*EXP(-(([.A79]-[.$B$1])/[.$B$2])*(([.A79]-[.$B$1])/[.$B$2])/2))" office:value-type="float" office:value="0.148813310494396" calcext:value-type="float">
            <text:p>0.148813310494396</text:p>
          </table:table-cell>
        </table:table-row>
        <table:table-row table:style-name="ro1">
          <table:table-cell table:formula="of:=[.A79]+1" office:value-type="float" office:value="75" calcext:value-type="float">
            <text:p>75</text:p>
          </table:table-cell>
          <table:table-cell table:formula="of:=[.$B$3] * ((1/([.$B$2]*SQRT(2*PI())))*EXP(-(([.A80]-[.$B$1])/[.$B$2])*(([.A80]-[.$B$1])/[.$B$2])/2))" office:value-type="float" office:value="0.11079621029845" calcext:value-type="float">
            <text:p>0.11079621029845</text:p>
          </table:table-cell>
        </table:table-row>
        <table:table-row table:style-name="ro1">
          <table:table-cell table:formula="of:=[.A80]+1" office:value-type="float" office:value="76" calcext:value-type="float">
            <text:p>76</text:p>
          </table:table-cell>
          <table:table-cell table:formula="of:=[.$B$3] * ((1/([.$B$2]*SQRT(2*PI())))*EXP(-(([.A81]-[.$B$1])/[.$B$2])*(([.A81]-[.$B$1])/[.$B$2])/2))" office:value-type="float" office:value="0.081670476404998" calcext:value-type="float">
            <text:p>0.081670476404998</text:p>
          </table:table-cell>
        </table:table-row>
        <table:table-row table:style-name="ro1">
          <table:table-cell table:formula="of:=[.A81]+1" office:value-type="float" office:value="77" calcext:value-type="float">
            <text:p>77</text:p>
          </table:table-cell>
          <table:table-cell table:formula="of:=[.$B$3] * ((1/([.$B$2]*SQRT(2*PI())))*EXP(-(([.A82]-[.$B$1])/[.$B$2])*(([.A82]-[.$B$1])/[.$B$2])/2))" office:value-type="float" office:value="0.059602205036621" calcext:value-type="float">
            <text:p>0.059602205036621</text:p>
          </table:table-cell>
        </table:table-row>
        <table:table-row table:style-name="ro1">
          <table:table-cell table:formula="of:=[.A82]+1" office:value-type="float" office:value="78" calcext:value-type="float">
            <text:p>78</text:p>
          </table:table-cell>
          <table:table-cell table:formula="of:=[.$B$3] * ((1/([.$B$2]*SQRT(2*PI())))*EXP(-(([.A83]-[.$B$1])/[.$B$2])*(([.A83]-[.$B$1])/[.$B$2])/2))" office:value-type="float" office:value="0.043064223476342" calcext:value-type="float">
            <text:p>0.043064223476342</text:p>
          </table:table-cell>
        </table:table-row>
        <table:table-row table:style-name="ro1">
          <table:table-cell table:formula="of:=[.A83]+1" office:value-type="float" office:value="79" calcext:value-type="float">
            <text:p>79</text:p>
          </table:table-cell>
          <table:table-cell table:formula="of:=[.$B$3] * ((1/([.$B$2]*SQRT(2*PI())))*EXP(-(([.A84]-[.$B$1])/[.$B$2])*(([.A84]-[.$B$1])/[.$B$2])/2))" office:value-type="float" office:value="0.0308054792118255" calcext:value-type="float">
            <text:p>0.030805479211826</text:p>
          </table:table-cell>
        </table:table-row>
        <table:table-row table:style-name="ro1">
          <table:table-cell table:formula="of:=[.A84]+1" office:value-type="float" office:value="80" calcext:value-type="float">
            <text:p>80</text:p>
          </table:table-cell>
          <table:table-cell table:formula="of:=[.$B$3] * ((1/([.$B$2]*SQRT(2*PI())))*EXP(-(([.A85]-[.$B$1])/[.$B$2])*(([.A85]-[.$B$1])/[.$B$2])/2))" office:value-type="float" office:value="0.021817067376144" calcext:value-type="float">
            <text:p>0.021817067376144</text:p>
          </table:table-cell>
        </table:table-row>
        <table:table-row table:style-name="ro1">
          <table:table-cell table:formula="of:=[.A85]+1" office:value-type="float" office:value="81" calcext:value-type="float">
            <text:p>81</text:p>
          </table:table-cell>
          <table:table-cell table:formula="of:=[.$B$3] * ((1/([.$B$2]*SQRT(2*PI())))*EXP(-(([.A86]-[.$B$1])/[.$B$2])*(([.A86]-[.$B$1])/[.$B$2])/2))" office:value-type="float" office:value="0.0152975482528443" calcext:value-type="float">
            <text:p>0.015297548252844</text:p>
          </table:table-cell>
        </table:table-row>
        <table:table-row table:style-name="ro1">
          <table:table-cell table:formula="of:=[.A86]+1" office:value-type="float" office:value="82" calcext:value-type="float">
            <text:p>82</text:p>
          </table:table-cell>
          <table:table-cell table:formula="of:=[.$B$3] * ((1/([.$B$2]*SQRT(2*PI())))*EXP(-(([.A87]-[.$B$1])/[.$B$2])*(([.A87]-[.$B$1])/[.$B$2])/2))" office:value-type="float" office:value="0.0106195067637688" calcext:value-type="float">
            <text:p>0.010619506763769</text:p>
          </table:table-cell>
        </table:table-row>
        <table:table-row table:style-name="ro1">
          <table:table-cell table:formula="of:=[.A87]+1" office:value-type="float" office:value="83" calcext:value-type="float">
            <text:p>83</text:p>
          </table:table-cell>
          <table:table-cell table:formula="of:=[.$B$3] * ((1/([.$B$2]*SQRT(2*PI())))*EXP(-(([.A88]-[.$B$1])/[.$B$2])*(([.A88]-[.$B$1])/[.$B$2])/2))" office:value-type="float" office:value="0.00729867314478651" calcext:value-type="float">
            <text:p>0.007298673144787</text:p>
          </table:table-cell>
        </table:table-row>
        <table:table-row table:style-name="ro1">
          <table:table-cell table:formula="of:=[.A88]+1" office:value-type="float" office:value="84" calcext:value-type="float">
            <text:p>84</text:p>
          </table:table-cell>
          <table:table-cell table:formula="of:=[.$B$3] * ((1/([.$B$2]*SQRT(2*PI())))*EXP(-(([.A89]-[.$B$1])/[.$B$2])*(([.A89]-[.$B$1])/[.$B$2])/2))" office:value-type="float" office:value="0.00496638678481932" calcext:value-type="float">
            <text:p>0.004966386784819</text:p>
          </table:table-cell>
        </table:table-row>
        <table:table-row table:style-name="ro1">
          <table:table-cell table:formula="of:=[.A89]+1" office:value-type="float" office:value="85" calcext:value-type="float">
            <text:p>85</text:p>
          </table:table-cell>
          <table:table-cell table:formula="of:=[.$B$3] * ((1/([.$B$2]*SQRT(2*PI())))*EXP(-(([.A90]-[.$B$1])/[.$B$2])*(([.A90]-[.$B$1])/[.$B$2])/2))" office:value-type="float" office:value="0.00334575564412213" calcext:value-type="float">
            <text:p>0.003345755644122</text:p>
          </table:table-cell>
        </table:table-row>
        <table:table-row table:style-name="ro1">
          <table:table-cell table:formula="of:=[.A90]+1" office:value-type="float" office:value="86" calcext:value-type="float">
            <text:p>86</text:p>
          </table:table-cell>
          <table:table-cell table:formula="of:=[.$B$3] * ((1/([.$B$2]*SQRT(2*PI())))*EXP(-(([.A91]-[.$B$1])/[.$B$2])*(([.A91]-[.$B$1])/[.$B$2])/2))" office:value-type="float" office:value="0.00223154142942832" calcext:value-type="float">
            <text:p>0.002231541429428</text:p>
          </table:table-cell>
        </table:table-row>
        <table:table-row table:style-name="ro1">
          <table:table-cell table:formula="of:=[.A91]+1" office:value-type="float" office:value="87" calcext:value-type="float">
            <text:p>87</text:p>
          </table:table-cell>
          <table:table-cell table:formula="of:=[.$B$3] * ((1/([.$B$2]*SQRT(2*PI())))*EXP(-(([.A92]-[.$B$1])/[.$B$2])*(([.A92]-[.$B$1])/[.$B$2])/2))" office:value-type="float" office:value="0.0014735766939135" calcext:value-type="float">
            <text:p>0.001473576693914</text:p>
          </table:table-cell>
        </table:table-row>
        <table:table-row table:style-name="ro1">
          <table:table-cell table:formula="of:=[.A92]+1" office:value-type="float" office:value="88" calcext:value-type="float">
            <text:p>88</text:p>
          </table:table-cell>
          <table:table-cell table:formula="of:=[.$B$3] * ((1/([.$B$2]*SQRT(2*PI())))*EXP(-(([.A93]-[.$B$1])/[.$B$2])*(([.A93]-[.$B$1])/[.$B$2])/2))" office:value-type="float" office:value="0.000963379918552178" calcext:value-type="float">
            <text:p>0.000963379918552</text:p>
          </table:table-cell>
        </table:table-row>
        <table:table-row table:style-name="ro1">
          <table:table-cell table:formula="of:=[.A93]+1" office:value-type="float" office:value="89" calcext:value-type="float">
            <text:p>89</text:p>
          </table:table-cell>
          <table:table-cell table:formula="of:=[.$B$3] * ((1/([.$B$2]*SQRT(2*PI())))*EXP(-(([.A94]-[.$B$1])/[.$B$2])*(([.A94]-[.$B$1])/[.$B$2])/2))" office:value-type="float" office:value="0.000623561782251338" calcext:value-type="float">
            <text:p>0.000623561782251</text:p>
          </table:table-cell>
        </table:table-row>
        <table:table-row table:style-name="ro1">
          <table:table-cell table:formula="of:=[.A94]+1" office:value-type="float" office:value="90" calcext:value-type="float">
            <text:p>90</text:p>
          </table:table-cell>
          <table:table-cell table:formula="of:=[.$B$3] * ((1/([.$B$2]*SQRT(2*PI())))*EXP(-(([.A95]-[.$B$1])/[.$B$2])*(([.A95]-[.$B$1])/[.$B$2])/2))" office:value-type="float" office:value="0.000399593527672637" calcext:value-type="float">
            <text:p>0.000399593527673</text:p>
          </table:table-cell>
        </table:table-row>
        <table:table-row table:style-name="ro1">
          <table:table-cell table:formula="of:=[.A95]+1" office:value-type="float" office:value="91" calcext:value-type="float">
            <text:p>91</text:p>
          </table:table-cell>
          <table:table-cell table:formula="of:=[.$B$3] * ((1/([.$B$2]*SQRT(2*PI())))*EXP(-(([.A96]-[.$B$1])/[.$B$2])*(([.A96]-[.$B$1])/[.$B$2])/2))" office:value-type="float" office:value="0.000253521301637169" calcext:value-type="float">
            <text:p>0.000253521301637</text:p>
          </table:table-cell>
        </table:table-row>
        <table:table-row table:style-name="ro1">
          <table:table-cell table:formula="of:=[.A96]+1" office:value-type="float" office:value="92" calcext:value-type="float">
            <text:p>92</text:p>
          </table:table-cell>
          <table:table-cell table:formula="of:=[.$B$3] * ((1/([.$B$2]*SQRT(2*PI())))*EXP(-(([.A97]-[.$B$1])/[.$B$2])*(([.A97]-[.$B$1])/[.$B$2])/2))" office:value-type="float" office:value="0.000159245629471677" calcext:value-type="float">
            <text:p>0.000159245629472</text:p>
          </table:table-cell>
        </table:table-row>
        <table:table-row table:style-name="ro1">
          <table:table-cell table:formula="of:=[.A97]+1" office:value-type="float" office:value="93" calcext:value-type="float">
            <text:p>93</text:p>
          </table:table-cell>
          <table:table-cell table:formula="of:=[.$B$3] * ((1/([.$B$2]*SQRT(2*PI())))*EXP(-(([.A98]-[.$B$1])/[.$B$2])*(([.A98]-[.$B$1])/[.$B$2])/2))" office:value-type="float" office:value="0.0000990324772758019" calcext:value-type="float">
            <text:p>9.90324772758019E-05</text:p>
          </table:table-cell>
        </table:table-row>
        <table:table-row table:style-name="ro1">
          <table:table-cell table:formula="of:=[.A98]+1" office:value-type="float" office:value="94" calcext:value-type="float">
            <text:p>94</text:p>
          </table:table-cell>
          <table:table-cell table:formula="of:=[.$B$3] * ((1/([.$B$2]*SQRT(2*PI())))*EXP(-(([.A99]-[.$B$1])/[.$B$2])*(([.A99]-[.$B$1])/[.$B$2])/2))" office:value-type="float" office:value="0.0000609740186473338" calcext:value-type="float">
            <text:p>6.09740186473338E-05</text:p>
          </table:table-cell>
        </table:table-row>
        <table:table-row table:style-name="ro1">
          <table:table-cell table:formula="of:=[.A99]+1" office:value-type="float" office:value="95" calcext:value-type="float">
            <text:p>95</text:p>
          </table:table-cell>
          <table:table-cell table:formula="of:=[.$B$3] * ((1/([.$B$2]*SQRT(2*PI())))*EXP(-(([.A100]-[.$B$1])/[.$B$2])*(([.A100]-[.$B$1])/[.$B$2])/2))" office:value-type="float" office:value="0.0000371679878683574" calcext:value-type="float">
            <text:p>3.71679878683574E-05</text:p>
          </table:table-cell>
        </table:table-row>
        <table:table-row table:style-name="ro1">
          <table:table-cell table:formula="of:=[.A100]+1" office:value-type="float" office:value="96" calcext:value-type="float">
            <text:p>96</text:p>
          </table:table-cell>
          <table:table-cell table:formula="of:=[.$B$3] * ((1/([.$B$2]*SQRT(2*PI())))*EXP(-(([.A101]-[.$B$1])/[.$B$2])*(([.A101]-[.$B$1])/[.$B$2])/2))" office:value-type="float" office:value="0.0000224310879059583" calcext:value-type="float">
            <text:p>2.24310879059583E-05</text:p>
          </table:table-cell>
        </table:table-row>
        <table:table-row table:style-name="ro1">
          <table:table-cell table:formula="of:=[.A101]+1" office:value-type="float" office:value="97" calcext:value-type="float">
            <text:p>97</text:p>
          </table:table-cell>
          <table:table-cell table:formula="of:=[.$B$3] * ((1/([.$B$2]*SQRT(2*PI())))*EXP(-(([.A102]-[.$B$1])/[.$B$2])*(([.A102]-[.$B$1])/[.$B$2])/2))" office:value-type="float" office:value="0.000013402588361744" calcext:value-type="float">
            <text:p>1.3402588361744E-05</text:p>
          </table:table-cell>
        </table:table-row>
        <table:table-row table:style-name="ro1">
          <table:table-cell table:formula="of:=[.A102]+1" office:value-type="float" office:value="98" calcext:value-type="float">
            <text:p>98</text:p>
          </table:table-cell>
          <table:table-cell table:formula="of:=[.$B$3] * ((1/([.$B$2]*SQRT(2*PI())))*EXP(-(([.A103]-[.$B$1])/[.$B$2])*(([.A103]-[.$B$1])/[.$B$2])/2))" office:value-type="float" office:value="0.00000792837304178994" calcext:value-type="float">
            <text:p>7.92837304178994E-06</text:p>
          </table:table-cell>
        </table:table-row>
        <table:table-row table:style-name="ro1">
          <table:table-cell table:formula="of:=[.A103]+1" office:value-type="float" office:value="99" calcext:value-type="float">
            <text:p>99</text:p>
          </table:table-cell>
          <table:table-cell table:formula="of:=[.$B$3] * ((1/([.$B$2]*SQRT(2*PI())))*EXP(-(([.A104]-[.$B$1])/[.$B$2])*(([.A104]-[.$B$1])/[.$B$2])/2))" office:value-type="float" office:value="0.00000464340461138823" calcext:value-type="float">
            <text:p>4.64340461138823E-06</text:p>
          </table:table-cell>
        </table:table-row>
        <table:table-row table:style-name="ro1">
          <table:table-cell table:formula="of:=[.A104]+1" office:value-type="float" office:value="100" calcext:value-type="float">
            <text:p>100</text:p>
          </table:table-cell>
          <table:table-cell table:formula="of:=[.$B$3] * ((1/([.$B$2]*SQRT(2*PI())))*EXP(-(([.A105]-[.$B$1])/[.$B$2])*(([.A105]-[.$B$1])/[.$B$2])/2))" office:value-type="float" office:value="0.00000269244001063582" calcext:value-type="float">
            <text:p>2.69244001063582E-06</text:p>
          </table:table-cell>
        </table:table-row>
        <table:table-row table:style-name="ro1">
          <table:table-cell table:formula="of:=[.A105]+1" office:value-type="float" office:value="101" calcext:value-type="float">
            <text:p>101</text:p>
          </table:table-cell>
          <table:table-cell table:formula="of:=[.$B$3] * ((1/([.$B$2]*SQRT(2*PI())))*EXP(-(([.A106]-[.$B$1])/[.$B$2])*(([.A106]-[.$B$1])/[.$B$2])/2))" office:value-type="float" office:value="0.00000154565512504146" calcext:value-type="float">
            <text:p>1.54565512504146E-06</text:p>
          </table:table-cell>
        </table:table-row>
        <table:table-row table:style-name="ro1">
          <table:table-cell table:formula="of:=[.A106]+1" office:value-type="float" office:value="102" calcext:value-type="float">
            <text:p>102</text:p>
          </table:table-cell>
          <table:table-cell table:formula="of:=[.$B$3] * ((1/([.$B$2]*SQRT(2*PI())))*EXP(-(([.A107]-[.$B$1])/[.$B$2])*(([.A107]-[.$B$1])/[.$B$2])/2))" office:value-type="float" office:value="0.00000087848877370511" calcext:value-type="float">
            <text:p>8.78488773705109E-07</text:p>
          </table:table-cell>
        </table:table-row>
        <table:table-row table:style-name="ro1">
          <table:table-cell table:formula="of:=[.A107]+1" office:value-type="float" office:value="103" calcext:value-type="float">
            <text:p>103</text:p>
          </table:table-cell>
          <table:table-cell table:formula="of:=[.$B$3] * ((1/([.$B$2]*SQRT(2*PI())))*EXP(-(([.A108]-[.$B$1])/[.$B$2])*(([.A108]-[.$B$1])/[.$B$2])/2))" office:value-type="float" office:value="0.00000049432991015612" calcext:value-type="float">
            <text:p>4.94329910156117E-07</text:p>
          </table:table-cell>
        </table:table-row>
        <table:table-row table:style-name="ro1">
          <table:table-cell table:formula="of:=[.A108]+1" office:value-type="float" office:value="104" calcext:value-type="float">
            <text:p>104</text:p>
          </table:table-cell>
          <table:table-cell table:formula="of:=[.$B$3] * ((1/([.$B$2]*SQRT(2*PI())))*EXP(-(([.A109]-[.$B$1])/[.$B$2])*(([.A109]-[.$B$1])/[.$B$2])/2))" office:value-type="float" office:value="0.00000027539409061706" calcext:value-type="float">
            <text:p>2.75394090617058E-07</text:p>
          </table:table-cell>
        </table:table-row>
        <table:table-row table:style-name="ro1">
          <table:table-cell table:formula="of:=[.A109]+1" office:value-type="float" office:value="105" calcext:value-type="float">
            <text:p>105</text:p>
          </table:table-cell>
          <table:table-cell table:formula="of:=[.$B$3] * ((1/([.$B$2]*SQRT(2*PI())))*EXP(-(([.A110]-[.$B$1])/[.$B$2])*(([.A110]-[.$B$1])/[.$B$2])/2))" office:value-type="float" office:value="0.00000015189707124558" calcext:value-type="float">
            <text:p>1.51897071245582E-07</text:p>
          </table:table-cell>
        </table:table-row>
        <table:table-row table:style-name="ro1">
          <table:table-cell table:formula="of:=[.A110]+1" office:value-type="float" office:value="106" calcext:value-type="float">
            <text:p>106</text:p>
          </table:table-cell>
          <table:table-cell table:formula="of:=[.$B$3] * ((1/([.$B$2]*SQRT(2*PI())))*EXP(-(([.A111]-[.$B$1])/[.$B$2])*(([.A111]-[.$B$1])/[.$B$2])/2))" office:value-type="float" office:value="0.00000008294710608868" calcext:value-type="float">
            <text:p>8.29471060886826E-08</text:p>
          </table:table-cell>
        </table:table-row>
        <table:table-row table:style-name="ro1">
          <table:table-cell table:formula="of:=[.A111]+1" office:value-type="float" office:value="107" calcext:value-type="float">
            <text:p>107</text:p>
          </table:table-cell>
          <table:table-cell table:formula="of:=[.$B$3] * ((1/([.$B$2]*SQRT(2*PI())))*EXP(-(([.A112]-[.$B$1])/[.$B$2])*(([.A112]-[.$B$1])/[.$B$2])/2))" office:value-type="float" office:value="0.0000000448445976991" calcext:value-type="float">
            <text:p>4.4844597699102E-08</text:p>
          </table:table-cell>
        </table:table-row>
        <table:table-row table:style-name="ro1">
          <table:table-cell table:formula="of:=[.A112]+1" office:value-type="float" office:value="108" calcext:value-type="float">
            <text:p>108</text:p>
          </table:table-cell>
          <table:table-cell table:formula="of:=[.$B$3] * ((1/([.$B$2]*SQRT(2*PI())))*EXP(-(([.A113]-[.$B$1])/[.$B$2])*(([.A113]-[.$B$1])/[.$B$2])/2))" office:value-type="float" office:value="0.00000002400358342578" calcext:value-type="float">
            <text:p>2.40035834257808E-08</text:p>
          </table:table-cell>
        </table:table-row>
        <table:table-row table:style-name="ro1">
          <table:table-cell table:formula="of:=[.A113]+1" office:value-type="float" office:value="109" calcext:value-type="float">
            <text:p>109</text:p>
          </table:table-cell>
          <table:table-cell table:formula="of:=[.$B$3] * ((1/([.$B$2]*SQRT(2*PI())))*EXP(-(([.A114]-[.$B$1])/[.$B$2])*(([.A114]-[.$B$1])/[.$B$2])/2))" office:value-type="float" office:value="0.00000001272035070411" calcext:value-type="float">
            <text:p>1.27203507041126E-08</text:p>
          </table:table-cell>
        </table:table-row>
        <table:table-row table:style-name="ro1">
          <table:table-cell table:formula="of:=[.A114]+1" office:value-type="float" office:value="110" calcext:value-type="float">
            <text:p>110</text:p>
          </table:table-cell>
          <table:table-cell table:formula="of:=[.$B$3] * ((1/([.$B$2]*SQRT(2*PI())))*EXP(-(([.A115]-[.$B$1])/[.$B$2])*(([.A115]-[.$B$1])/[.$B$2])/2))" office:value-type="float" office:value="0.00000000667389153691" calcext:value-type="float">
            <text:p>6.67389153690713E-09</text:p>
          </table:table-cell>
        </table:table-row>
        <table:table-row table:style-name="ro1">
          <table:table-cell table:formula="of:=[.A115]+1" office:value-type="float" office:value="111" calcext:value-type="float">
            <text:p>111</text:p>
          </table:table-cell>
          <table:table-cell table:formula="of:=[.$B$3] * ((1/([.$B$2]*SQRT(2*PI())))*EXP(-(([.A116]-[.$B$1])/[.$B$2])*(([.A116]-[.$B$1])/[.$B$2])/2))" office:value-type="float" office:value="0.00000000346669998541" calcext:value-type="float">
            <text:p>3.46669998541329E-09</text:p>
          </table:table-cell>
        </table:table-row>
        <table:table-row table:style-name="ro1">
          <table:table-cell table:formula="of:=[.A116]+1" office:value-type="float" office:value="112" calcext:value-type="float">
            <text:p>112</text:p>
          </table:table-cell>
          <table:table-cell table:formula="of:=[.$B$3] * ((1/([.$B$2]*SQRT(2*PI())))*EXP(-(([.A117]-[.$B$1])/[.$B$2])*(([.A117]-[.$B$1])/[.$B$2])/2))" office:value-type="float" office:value="0.000000001782832031" calcext:value-type="float">
            <text:p>1.78283203099902E-09</text:p>
          </table:table-cell>
        </table:table-row>
        <table:table-row table:style-name="ro1">
          <table:table-cell table:formula="of:=[.A117]+1" office:value-type="float" office:value="113" calcext:value-type="float">
            <text:p>113</text:p>
          </table:table-cell>
          <table:table-cell table:formula="of:=[.$B$3] * ((1/([.$B$2]*SQRT(2*PI())))*EXP(-(([.A118]-[.$B$1])/[.$B$2])*(([.A118]-[.$B$1])/[.$B$2])/2))" office:value-type="float" office:value="0.00000000090774037545" calcext:value-type="float">
            <text:p>9.0774037544795E-10</text:p>
          </table:table-cell>
        </table:table-row>
        <table:table-row table:style-name="ro1">
          <table:table-cell table:formula="of:=[.A118]+1" office:value-type="float" office:value="114" calcext:value-type="float">
            <text:p>114</text:p>
          </table:table-cell>
          <table:table-cell table:formula="of:=[.$B$3] * ((1/([.$B$2]*SQRT(2*PI())))*EXP(-(([.A119]-[.$B$1])/[.$B$2])*(([.A119]-[.$B$1])/[.$B$2])/2))" office:value-type="float" office:value="0.00000000045758305425" calcext:value-type="float">
            <text:p>4.57583054253893E-10</text:p>
          </table:table-cell>
        </table:table-row>
        <table:table-row table:style-name="ro1">
          <table:table-cell table:formula="of:=[.A119]+1" office:value-type="float" office:value="115" calcext:value-type="float">
            <text:p>115</text:p>
          </table:table-cell>
          <table:table-cell table:formula="of:=[.$B$3] * ((1/([.$B$2]*SQRT(2*PI())))*EXP(-(([.A120]-[.$B$1])/[.$B$2])*(([.A120]-[.$B$1])/[.$B$2])/2))" office:value-type="float" office:value="0.00000000022836801021" calcext:value-type="float">
            <text:p>2.28368010209115E-10</text:p>
          </table:table-cell>
        </table:table-row>
        <table:table-row table:style-name="ro1">
          <table:table-cell table:formula="of:=[.A120]+1" office:value-type="float" office:value="116" calcext:value-type="float">
            <text:p>116</text:p>
          </table:table-cell>
          <table:table-cell table:formula="of:=[.$B$3] * ((1/([.$B$2]*SQRT(2*PI())))*EXP(-(([.A121]-[.$B$1])/[.$B$2])*(([.A121]-[.$B$1])/[.$B$2])/2))" office:value-type="float" office:value="0.00000000011283859193" calcext:value-type="float">
            <text:p>1.12838591930138E-10</text:p>
          </table:table-cell>
        </table:table-row>
        <table:table-row table:style-name="ro1">
          <table:table-cell table:formula="of:=[.A121]+1" office:value-type="float" office:value="117" calcext:value-type="float">
            <text:p>117</text:p>
          </table:table-cell>
          <table:table-cell table:formula="of:=[.$B$3] * ((1/([.$B$2]*SQRT(2*PI())))*EXP(-(([.A122]-[.$B$1])/[.$B$2])*(([.A122]-[.$B$1])/[.$B$2])/2))" office:value-type="float" office:value="0.00000000005519974908" calcext:value-type="float">
            <text:p>5.51997490784285E-11</text:p>
          </table:table-cell>
        </table:table-row>
        <table:table-row table:style-name="ro1">
          <table:table-cell table:formula="of:=[.A122]+1" office:value-type="float" office:value="118" calcext:value-type="float">
            <text:p>118</text:p>
          </table:table-cell>
          <table:table-cell table:formula="of:=[.$B$3] * ((1/([.$B$2]*SQRT(2*PI())))*EXP(-(([.A123]-[.$B$1])/[.$B$2])*(([.A123]-[.$B$1])/[.$B$2])/2))" office:value-type="float" office:value="0.00000000002673459468" calcext:value-type="float">
            <text:p>2.67345946788541E-11</text:p>
          </table:table-cell>
        </table:table-row>
        <table:table-row table:style-name="ro1">
          <table:table-cell table:formula="of:=[.A123]+1" office:value-type="float" office:value="119" calcext:value-type="float">
            <text:p>119</text:p>
          </table:table-cell>
          <table:table-cell table:formula="of:=[.$B$3] * ((1/([.$B$2]*SQRT(2*PI())))*EXP(-(([.A124]-[.$B$1])/[.$B$2])*(([.A124]-[.$B$1])/[.$B$2])/2))" office:value-type="float" office:value="0.00000000001281938409" calcext:value-type="float">
            <text:p>1.28193840919917E-11</text:p>
          </table:table-cell>
        </table:table-row>
        <table:table-row table:style-name="ro1">
          <table:table-cell table:formula="of:=[.A124]+1" office:value-type="float" office:value="120" calcext:value-type="float">
            <text:p>120</text:p>
          </table:table-cell>
          <table:table-cell table:formula="of:=[.$B$3] * ((1/([.$B$2]*SQRT(2*PI())))*EXP(-(([.A125]-[.$B$1])/[.$B$2])*(([.A125]-[.$B$1])/[.$B$2])/2))" office:value-type="float" office:value="0.00000000000608580133" calcext:value-type="float">
            <text:p>6.08580133257253E-12</text:p>
          </table:table-cell>
        </table:table-row>
        <table:table-row table:style-name="ro1">
          <table:table-cell table:formula="of:=[.A125]+1" office:value-type="float" office:value="121" calcext:value-type="float">
            <text:p>121</text:p>
          </table:table-cell>
          <table:table-cell table:formula="of:=[.$B$3] * ((1/([.$B$2]*SQRT(2*PI())))*EXP(-(([.A126]-[.$B$1])/[.$B$2])*(([.A126]-[.$B$1])/[.$B$2])/2))" office:value-type="float" office:value="0.00000000000286039123" calcext:value-type="float">
            <text:p>2.86039122545034E-12</text:p>
          </table:table-cell>
        </table:table-row>
        <table:table-row table:style-name="ro1">
          <table:table-cell table:formula="of:=[.A126]+1" office:value-type="float" office:value="122" calcext:value-type="float">
            <text:p>122</text:p>
          </table:table-cell>
          <table:table-cell table:formula="of:=[.$B$3] * ((1/([.$B$2]*SQRT(2*PI())))*EXP(-(([.A127]-[.$B$1])/[.$B$2])*(([.A127]-[.$B$1])/[.$B$2])/2))" office:value-type="float" office:value="0.00000000000133103709" calcext:value-type="float">
            <text:p>1.33103709306324E-12</text:p>
          </table:table-cell>
        </table:table-row>
        <table:table-row table:style-name="ro1">
          <table:table-cell table:formula="of:=[.A127]+1" office:value-type="float" office:value="123" calcext:value-type="float">
            <text:p>123</text:p>
          </table:table-cell>
          <table:table-cell table:formula="of:=[.$B$3] * ((1/([.$B$2]*SQRT(2*PI())))*EXP(-(([.A128]-[.$B$1])/[.$B$2])*(([.A128]-[.$B$1])/[.$B$2])/2))" office:value-type="float" office:value="0.00000000000061321382" calcext:value-type="float">
            <text:p>6.13213821424108E-13</text:p>
          </table:table-cell>
        </table:table-row>
        <table:table-row table:style-name="ro1">
          <table:table-cell table:formula="of:=[.A128]+1" office:value-type="float" office:value="124" calcext:value-type="float">
            <text:p>124</text:p>
          </table:table-cell>
          <table:table-cell table:formula="of:=[.$B$3] * ((1/([.$B$2]*SQRT(2*PI())))*EXP(-(([.A129]-[.$B$1])/[.$B$2])*(([.A129]-[.$B$1])/[.$B$2])/2))" office:value-type="float" office:value="0.00000000000027969891" calcext:value-type="float">
            <text:p>2.79698905358795E-13</text:p>
          </table:table-cell>
        </table:table-row>
        <table:table-row table:style-name="ro1">
          <table:table-cell table:formula="of:=[.A129]+1" office:value-type="float" office:value="125" calcext:value-type="float">
            <text:p>125</text:p>
          </table:table-cell>
          <table:table-cell table:formula="of:=[.$B$3] * ((1/([.$B$2]*SQRT(2*PI())))*EXP(-(([.A130]-[.$B$1])/[.$B$2])*(([.A130]-[.$B$1])/[.$B$2])/2))" office:value-type="float" office:value="0.00000000000012630678" calcext:value-type="float">
            <text:p>1.26306777088422E-13</text:p>
          </table:table-cell>
        </table:table-row>
        <table:table-row table:style-name="ro1">
          <table:table-cell table:formula="of:=[.A130]+1" office:value-type="float" office:value="126" calcext:value-type="float">
            <text:p>126</text:p>
          </table:table-cell>
          <table:table-cell table:formula="of:=[.$B$3] * ((1/([.$B$2]*SQRT(2*PI())))*EXP(-(([.A131]-[.$B$1])/[.$B$2])*(([.A131]-[.$B$1])/[.$B$2])/2))" office:value-type="float" office:value="0.00000000000005647024" calcext:value-type="float">
            <text:p>5.64702350788576E-14</text:p>
          </table:table-cell>
        </table:table-row>
        <table:table-row table:style-name="ro1">
          <table:table-cell table:formula="of:=[.A131]+1" office:value-type="float" office:value="127" calcext:value-type="float">
            <text:p>127</text:p>
          </table:table-cell>
          <table:table-cell table:formula="of:=[.$B$3] * ((1/([.$B$2]*SQRT(2*PI())))*EXP(-(([.A132]-[.$B$1])/[.$B$2])*(([.A132]-[.$B$1])/[.$B$2])/2))" office:value-type="float" office:value="0.00000000000002499595" calcext:value-type="float">
            <text:p>2.4995946871243E-14</text:p>
          </table:table-cell>
        </table:table-row>
        <table:table-row table:style-name="ro1">
          <table:table-cell table:formula="of:=[.A132]+1" office:value-type="float" office:value="128" calcext:value-type="float">
            <text:p>128</text:p>
          </table:table-cell>
          <table:table-cell table:formula="of:=[.$B$3] * ((1/([.$B$2]*SQRT(2*PI())))*EXP(-(([.A133]-[.$B$1])/[.$B$2])*(([.A133]-[.$B$1])/[.$B$2])/2))" office:value-type="float" office:value="0.0000000000000109541" calcext:value-type="float">
            <text:p>1.09540985887733E-14</text:p>
          </table:table-cell>
        </table:table-row>
        <table:table-row table:style-name="ro1">
          <table:table-cell table:formula="of:=[.A133]+1" office:value-type="float" office:value="129" calcext:value-type="float">
            <text:p>129</text:p>
          </table:table-cell>
          <table:table-cell table:formula="of:=[.$B$3] * ((1/([.$B$2]*SQRT(2*PI())))*EXP(-(([.A134]-[.$B$1])/[.$B$2])*(([.A134]-[.$B$1])/[.$B$2])/2))" office:value-type="float" office:value="4.75270384476991E-015" calcext:value-type="float">
            <text:p>4.75270384476991E-15</text:p>
          </table:table-cell>
        </table:table-row>
        <table:table-row table:style-name="ro1">
          <table:table-cell table:formula="of:=[.A134]+1" office:value-type="float" office:value="130" calcext:value-type="float">
            <text:p>130</text:p>
          </table:table-cell>
          <table:table-cell table:formula="of:=[.$B$3] * ((1/([.$B$2]*SQRT(2*PI())))*EXP(-(([.A135]-[.$B$1])/[.$B$2])*(([.A135]-[.$B$1])/[.$B$2])/2))" office:value-type="float" office:value="2.04155890791739E-015" calcext:value-type="float">
            <text:p>2.04155890791739E-15</text:p>
          </table:table-cell>
        </table:table-row>
        <table:table-row table:style-name="ro1">
          <table:table-cell table:formula="of:=[.A135]+1" office:value-type="float" office:value="131" calcext:value-type="float">
            <text:p>131</text:p>
          </table:table-cell>
          <table:table-cell table:formula="of:=[.$B$3] * ((1/([.$B$2]*SQRT(2*PI())))*EXP(-(([.A136]-[.$B$1])/[.$B$2])*(([.A136]-[.$B$1])/[.$B$2])/2))" office:value-type="float" office:value="8.68240687141552E-016" calcext:value-type="float">
            <text:p>8.68240687141552E-16</text:p>
          </table:table-cell>
        </table:table-row>
        <table:table-row table:style-name="ro1">
          <table:table-cell table:formula="of:=[.A136]+1" office:value-type="float" office:value="132" calcext:value-type="float">
            <text:p>132</text:p>
          </table:table-cell>
          <table:table-cell table:formula="of:=[.$B$3] * ((1/([.$B$2]*SQRT(2*PI())))*EXP(-(([.A137]-[.$B$1])/[.$B$2])*(([.A137]-[.$B$1])/[.$B$2])/2))" office:value-type="float" office:value="3.65574089375165E-016" calcext:value-type="float">
            <text:p>3.65574089375165E-16</text:p>
          </table:table-cell>
        </table:table-row>
        <table:table-row table:style-name="ro1">
          <table:table-cell table:formula="of:=[.A137]+1" office:value-type="float" office:value="133" calcext:value-type="float">
            <text:p>133</text:p>
          </table:table-cell>
          <table:table-cell table:formula="of:=[.$B$3] * ((1/([.$B$2]*SQRT(2*PI())))*EXP(-(([.A138]-[.$B$1])/[.$B$2])*(([.A138]-[.$B$1])/[.$B$2])/2))" office:value-type="float" office:value="1.5239395323906E-016" calcext:value-type="float">
            <text:p>1.5239395323906E-16</text:p>
          </table:table-cell>
        </table:table-row>
        <table:table-row table:style-name="ro1">
          <table:table-cell table:formula="of:=[.A138]+1" office:value-type="float" office:value="134" calcext:value-type="float">
            <text:p>134</text:p>
          </table:table-cell>
          <table:table-cell table:formula="of:=[.$B$3] * ((1/([.$B$2]*SQRT(2*PI())))*EXP(-(([.A139]-[.$B$1])/[.$B$2])*(([.A139]-[.$B$1])/[.$B$2])/2))" office:value-type="float" office:value="6.28951444237851E-017" calcext:value-type="float">
            <text:p>6.28951444237851E-17</text:p>
          </table:table-cell>
        </table:table-row>
        <table:table-row table:style-name="ro1">
          <table:table-cell table:formula="of:=[.A139]+1" office:value-type="float" office:value="135" calcext:value-type="float">
            <text:p>135</text:p>
          </table:table-cell>
          <table:table-cell table:formula="of:=[.$B$3] * ((1/([.$B$2]*SQRT(2*PI())))*EXP(-(([.A140]-[.$B$1])/[.$B$2])*(([.A140]-[.$B$1])/[.$B$2])/2))" office:value-type="float" office:value="2.56994339291723E-017" calcext:value-type="float">
            <text:p>2.56994339291723E-17</text:p>
          </table:table-cell>
        </table:table-row>
        <table:table-row table:style-name="ro1">
          <table:table-cell table:formula="of:=[.A140]+1" office:value-type="float" office:value="136" calcext:value-type="float">
            <text:p>136</text:p>
          </table:table-cell>
          <table:table-cell table:formula="of:=[.$B$3] * ((1/([.$B$2]*SQRT(2*PI())))*EXP(-(([.A141]-[.$B$1])/[.$B$2])*(([.A141]-[.$B$1])/[.$B$2])/2))" office:value-type="float" office:value="1.03964974477879E-017" calcext:value-type="float">
            <text:p>1.03964974477879E-17</text:p>
          </table:table-cell>
        </table:table-row>
        <table:table-row table:style-name="ro1">
          <table:table-cell table:formula="of:=[.A141]+1" office:value-type="float" office:value="137" calcext:value-type="float">
            <text:p>137</text:p>
          </table:table-cell>
          <table:table-cell table:formula="of:=[.$B$3] * ((1/([.$B$2]*SQRT(2*PI())))*EXP(-(([.A142]-[.$B$1])/[.$B$2])*(([.A142]-[.$B$1])/[.$B$2])/2))" office:value-type="float" office:value="4.16397008094982E-018" calcext:value-type="float">
            <text:p>4.16397008094982E-18</text:p>
          </table:table-cell>
        </table:table-row>
        <table:table-row table:style-name="ro1">
          <table:table-cell table:formula="of:=[.A142]+1" office:value-type="float" office:value="138" calcext:value-type="float">
            <text:p>138</text:p>
          </table:table-cell>
          <table:table-cell table:formula="of:=[.$B$3] * ((1/([.$B$2]*SQRT(2*PI())))*EXP(-(([.A143]-[.$B$1])/[.$B$2])*(([.A143]-[.$B$1])/[.$B$2])/2))" office:value-type="float" office:value="1.65114496518483E-018" calcext:value-type="float">
            <text:p>1.65114496518483E-18</text:p>
          </table:table-cell>
        </table:table-row>
        <table:table-row table:style-name="ro1">
          <table:table-cell table:formula="of:=[.A143]+1" office:value-type="float" office:value="139" calcext:value-type="float">
            <text:p>139</text:p>
          </table:table-cell>
          <table:table-cell table:formula="of:=[.$B$3] * ((1/([.$B$2]*SQRT(2*PI())))*EXP(-(([.A144]-[.$B$1])/[.$B$2])*(([.A144]-[.$B$1])/[.$B$2])/2))" office:value-type="float" office:value="6.48216175275093E-019" calcext:value-type="float">
            <text:p>6.48216175275093E-19</text:p>
          </table:table-cell>
        </table:table-row>
        <table:table-row table:style-name="ro1">
          <table:table-cell table:formula="of:=[.A144]+1" office:value-type="float" office:value="140" calcext:value-type="float">
            <text:p>140</text:p>
          </table:table-cell>
          <table:table-cell table:formula="of:=[.$B$3] * ((1/([.$B$2]*SQRT(2*PI())))*EXP(-(([.A145]-[.$B$1])/[.$B$2])*(([.A145]-[.$B$1])/[.$B$2])/2))" office:value-type="float" office:value="2.519483848575E-019" calcext:value-type="float">
            <text:p>2.519483848575E-19</text:p>
          </table:table-cell>
        </table:table-row>
        <table:table-row table:style-name="ro1">
          <table:table-cell table:formula="of:=[.A145]+1" office:value-type="float" office:value="141" calcext:value-type="float">
            <text:p>141</text:p>
          </table:table-cell>
          <table:table-cell table:formula="of:=[.$B$3] * ((1/([.$B$2]*SQRT(2*PI())))*EXP(-(([.A146]-[.$B$1])/[.$B$2])*(([.A146]-[.$B$1])/[.$B$2])/2))" office:value-type="float" office:value="9.6952798293674E-020" calcext:value-type="float">
            <text:p>9.6952798293674E-20</text:p>
          </table:table-cell>
        </table:table-row>
        <table:table-row table:style-name="ro1">
          <table:table-cell table:formula="of:=[.A146]+1" office:value-type="float" office:value="142" calcext:value-type="float">
            <text:p>142</text:p>
          </table:table-cell>
          <table:table-cell table:formula="of:=[.$B$3] * ((1/([.$B$2]*SQRT(2*PI())))*EXP(-(([.A147]-[.$B$1])/[.$B$2])*(([.A147]-[.$B$1])/[.$B$2])/2))" office:value-type="float" office:value="3.69373873176066E-020" calcext:value-type="float">
            <text:p>3.69373873176066E-20</text:p>
          </table:table-cell>
        </table:table-row>
        <table:table-row table:style-name="ro1">
          <table:table-cell table:formula="of:=[.A147]+1" office:value-type="float" office:value="143" calcext:value-type="float">
            <text:p>143</text:p>
          </table:table-cell>
          <table:table-cell table:formula="of:=[.$B$3] * ((1/([.$B$2]*SQRT(2*PI())))*EXP(-(([.A148]-[.$B$1])/[.$B$2])*(([.A148]-[.$B$1])/[.$B$2])/2))" office:value-type="float" office:value="1.39325000568017E-020" calcext:value-type="float">
            <text:p>1.39325000568017E-20</text:p>
          </table:table-cell>
        </table:table-row>
        <table:table-row table:style-name="ro1">
          <table:table-cell table:formula="of:=[.A148]+1" office:value-type="float" office:value="144" calcext:value-type="float">
            <text:p>144</text:p>
          </table:table-cell>
          <table:table-cell table:formula="of:=[.$B$3] * ((1/([.$B$2]*SQRT(2*PI())))*EXP(-(([.A149]-[.$B$1])/[.$B$2])*(([.A149]-[.$B$1])/[.$B$2])/2))" office:value-type="float" office:value="5.20294205050706E-021" calcext:value-type="float">
            <text:p>5.20294205050706E-21</text:p>
          </table:table-cell>
        </table:table-row>
        <table:table-row table:style-name="ro1">
          <table:table-cell table:formula="of:=[.A149]+1" office:value-type="float" office:value="145" calcext:value-type="float">
            <text:p>145</text:p>
          </table:table-cell>
          <table:table-cell table:formula="of:=[.$B$3] * ((1/([.$B$2]*SQRT(2*PI())))*EXP(-(([.A150]-[.$B$1])/[.$B$2])*(([.A150]-[.$B$1])/[.$B$2])/2))" office:value-type="float" office:value="1.92364965667661E-021" calcext:value-type="float">
            <text:p>1.92364965667661E-21</text:p>
          </table:table-cell>
        </table:table-row>
        <table:table-row table:style-name="ro1">
          <table:table-cell table:formula="of:=[.A150]+1" office:value-type="float" office:value="146" calcext:value-type="float">
            <text:p>146</text:p>
          </table:table-cell>
          <table:table-cell table:formula="of:=[.$B$3] * ((1/([.$B$2]*SQRT(2*PI())))*EXP(-(([.A151]-[.$B$1])/[.$B$2])*(([.A151]-[.$B$1])/[.$B$2])/2))" office:value-type="float" office:value="7.04141636069061E-022" calcext:value-type="float">
            <text:p>7.04141636069061E-22</text:p>
          </table:table-cell>
        </table:table-row>
        <table:table-row table:style-name="ro1">
          <table:table-cell table:formula="of:=[.A151]+1" office:value-type="float" office:value="147" calcext:value-type="float">
            <text:p>147</text:p>
          </table:table-cell>
          <table:table-cell table:formula="of:=[.$B$3] * ((1/([.$B$2]*SQRT(2*PI())))*EXP(-(([.A152]-[.$B$1])/[.$B$2])*(([.A152]-[.$B$1])/[.$B$2])/2))" office:value-type="float" office:value="2.55182639857653E-022" calcext:value-type="float">
            <text:p>2.55182639857653E-22</text:p>
          </table:table-cell>
        </table:table-row>
        <table:table-row table:style-name="ro1">
          <table:table-cell table:formula="of:=[.A152]+1" office:value-type="float" office:value="148" calcext:value-type="float">
            <text:p>148</text:p>
          </table:table-cell>
          <table:table-cell table:formula="of:=[.$B$3] * ((1/([.$B$2]*SQRT(2*PI())))*EXP(-(([.A153]-[.$B$1])/[.$B$2])*(([.A153]-[.$B$1])/[.$B$2])/2))" office:value-type="float" office:value="9.15586292138845E-023" calcext:value-type="float">
            <text:p>9.15586292138845E-23</text:p>
          </table:table-cell>
        </table:table-row>
        <table:table-row table:style-name="ro1">
          <table:table-cell table:formula="of:=[.A153]+1" office:value-type="float" office:value="149" calcext:value-type="float">
            <text:p>149</text:p>
          </table:table-cell>
          <table:table-cell table:formula="of:=[.$B$3] * ((1/([.$B$2]*SQRT(2*PI())))*EXP(-(([.A154]-[.$B$1])/[.$B$2])*(([.A154]-[.$B$1])/[.$B$2])/2))" office:value-type="float" office:value="3.25240404980978E-023" calcext:value-type="float">
            <text:p>3.25240404980978E-23</text:p>
          </table:table-cell>
        </table:table-row>
        <table:table-row table:style-name="ro1">
          <table:table-cell table:formula="of:=[.A154]+1" office:value-type="float" office:value="150" calcext:value-type="float">
            <text:p>150</text:p>
          </table:table-cell>
          <table:table-cell table:formula="of:=[.$B$3] * ((1/([.$B$2]*SQRT(2*PI())))*EXP(-(([.A155]-[.$B$1])/[.$B$2])*(([.A155]-[.$B$1])/[.$B$2])/2))" office:value-type="float" office:value="1.1438438976302E-023" calcext:value-type="float">
            <text:p>1.1438438976302E-23</text:p>
          </table:table-cell>
        </table:table-row>
        <table:table-row table:style-name="ro1">
          <table:table-cell table:formula="of:=[.A155]+1" office:value-type="float" office:value="151" calcext:value-type="float">
            <text:p>151</text:p>
          </table:table-cell>
          <table:table-cell table:formula="of:=[.$B$3] * ((1/([.$B$2]*SQRT(2*PI())))*EXP(-(([.A156]-[.$B$1])/[.$B$2])*(([.A156]-[.$B$1])/[.$B$2])/2))" office:value-type="float" office:value="3.98277783175242E-024" calcext:value-type="float">
            <text:p>3.98277783175242E-24</text:p>
          </table:table-cell>
        </table:table-row>
        <table:table-row table:style-name="ro1">
          <table:table-cell table:formula="of:=[.A156]+1" office:value-type="float" office:value="152" calcext:value-type="float">
            <text:p>152</text:p>
          </table:table-cell>
          <table:table-cell table:formula="of:=[.$B$3] * ((1/([.$B$2]*SQRT(2*PI())))*EXP(-(([.A157]-[.$B$1])/[.$B$2])*(([.A157]-[.$B$1])/[.$B$2])/2))" office:value-type="float" office:value="1.37297445795446E-024" calcext:value-type="float">
            <text:p>1.37297445795446E-24</text:p>
          </table:table-cell>
        </table:table-row>
        <table:table-row table:style-name="ro1">
          <table:table-cell table:formula="of:=[.A157]+1" office:value-type="float" office:value="153" calcext:value-type="float">
            <text:p>153</text:p>
          </table:table-cell>
          <table:table-cell table:formula="of:=[.$B$3] * ((1/([.$B$2]*SQRT(2*PI())))*EXP(-(([.A158]-[.$B$1])/[.$B$2])*(([.A158]-[.$B$1])/[.$B$2])/2))" office:value-type="float" office:value="4.68593100585449E-025" calcext:value-type="float">
            <text:p>4.68593100585449E-25</text:p>
          </table:table-cell>
        </table:table-row>
        <table:table-row table:style-name="ro1">
          <table:table-cell table:formula="of:=[.A158]+1" office:value-type="float" office:value="154" calcext:value-type="float">
            <text:p>154</text:p>
          </table:table-cell>
          <table:table-cell table:formula="of:=[.$B$3] * ((1/([.$B$2]*SQRT(2*PI())))*EXP(-(([.A159]-[.$B$1])/[.$B$2])*(([.A159]-[.$B$1])/[.$B$2])/2))" office:value-type="float" office:value="1.58338445545765E-025" calcext:value-type="float">
            <text:p>1.58338445545765E-25</text:p>
          </table:table-cell>
        </table:table-row>
        <table:table-row table:style-name="ro1">
          <table:table-cell table:formula="of:=[.A159]+1" office:value-type="float" office:value="155" calcext:value-type="float">
            <text:p>155</text:p>
          </table:table-cell>
          <table:table-cell table:formula="of:=[.$B$3] * ((1/([.$B$2]*SQRT(2*PI())))*EXP(-(([.A160]-[.$B$1])/[.$B$2])*(([.A160]-[.$B$1])/[.$B$2])/2))" office:value-type="float" office:value="5.29704813377338E-026" calcext:value-type="float">
            <text:p>5.29704813377338E-26</text:p>
          </table:table-cell>
        </table:table-row>
        <table:table-row table:style-name="ro1">
          <table:table-cell table:formula="of:=[.A160]+1" office:value-type="float" office:value="156" calcext:value-type="float">
            <text:p>156</text:p>
          </table:table-cell>
          <table:table-cell table:formula="of:=[.$B$3] * ((1/([.$B$2]*SQRT(2*PI())))*EXP(-(([.A161]-[.$B$1])/[.$B$2])*(([.A161]-[.$B$1])/[.$B$2])/2))" office:value-type="float" office:value="1.75443998566533E-026" calcext:value-type="float">
            <text:p>1.75443998566533E-26</text:p>
          </table:table-cell>
        </table:table-row>
        <table:table-row table:style-name="ro1">
          <table:table-cell table:formula="of:=[.A161]+1" office:value-type="float" office:value="157" calcext:value-type="float">
            <text:p>157</text:p>
          </table:table-cell>
          <table:table-cell table:formula="of:=[.$B$3] * ((1/([.$B$2]*SQRT(2*PI())))*EXP(-(([.A162]-[.$B$1])/[.$B$2])*(([.A162]-[.$B$1])/[.$B$2])/2))" office:value-type="float" office:value="5.75307677212039E-027" calcext:value-type="float">
            <text:p>5.75307677212039E-27</text:p>
          </table:table-cell>
        </table:table-row>
        <table:table-row table:style-name="ro1">
          <table:table-cell table:formula="of:=[.A162]+1" office:value-type="float" office:value="158" calcext:value-type="float">
            <text:p>158</text:p>
          </table:table-cell>
          <table:table-cell table:formula="of:=[.$B$3] * ((1/([.$B$2]*SQRT(2*PI())))*EXP(-(([.A163]-[.$B$1])/[.$B$2])*(([.A163]-[.$B$1])/[.$B$2])/2))" office:value-type="float" office:value="1.86775056897087E-027" calcext:value-type="float">
            <text:p>1.86775056897087E-27</text:p>
          </table:table-cell>
        </table:table-row>
        <table:table-row table:style-name="ro1">
          <table:table-cell table:formula="of:=[.A163]+1" office:value-type="float" office:value="159" calcext:value-type="float">
            <text:p>159</text:p>
          </table:table-cell>
          <table:table-cell table:formula="of:=[.$B$3] * ((1/([.$B$2]*SQRT(2*PI())))*EXP(-(([.A164]-[.$B$1])/[.$B$2])*(([.A164]-[.$B$1])/[.$B$2])/2))" office:value-type="float" office:value="6.00336350002134E-028" calcext:value-type="float">
            <text:p>6.00336350002134E-28</text:p>
          </table:table-cell>
        </table:table-row>
        <table:table-row table:style-name="ro1">
          <table:table-cell table:formula="of:=[.A164]+1" office:value-type="float" office:value="160" calcext:value-type="float">
            <text:p>160</text:p>
          </table:table-cell>
          <table:table-cell table:formula="of:=[.$B$3] * ((1/([.$B$2]*SQRT(2*PI())))*EXP(-(([.A165]-[.$B$1])/[.$B$2])*(([.A165]-[.$B$1])/[.$B$2])/2))" office:value-type="float" office:value="1.9104138528968E-028" calcext:value-type="float">
            <text:p>1.9104138528968E-28</text:p>
          </table:table-cell>
        </table:table-row>
        <table:table-row table:style-name="ro1">
          <table:table-cell table:formula="of:=[.A165]+1" office:value-type="float" office:value="161" calcext:value-type="float">
            <text:p>161</text:p>
          </table:table-cell>
          <table:table-cell table:formula="of:=[.$B$3] * ((1/([.$B$2]*SQRT(2*PI())))*EXP(-(([.A166]-[.$B$1])/[.$B$2])*(([.A166]-[.$B$1])/[.$B$2])/2))" office:value-type="float" office:value="6.01890282959825E-029" calcext:value-type="float">
            <text:p>6.01890282959825E-29</text:p>
          </table:table-cell>
        </table:table-row>
        <table:table-row table:style-name="ro1">
          <table:table-cell table:formula="of:=[.A166]+1" office:value-type="float" office:value="162" calcext:value-type="float">
            <text:p>162</text:p>
          </table:table-cell>
          <table:table-cell table:formula="of:=[.$B$3] * ((1/([.$B$2]*SQRT(2*PI())))*EXP(-(([.A167]-[.$B$1])/[.$B$2])*(([.A167]-[.$B$1])/[.$B$2])/2))" office:value-type="float" office:value="1.87743219312413E-029" calcext:value-type="float">
            <text:p>1.87743219312413E-29</text:p>
          </table:table-cell>
        </table:table-row>
        <table:table-row table:style-name="ro1">
          <table:table-cell table:formula="of:=[.A167]+1" office:value-type="float" office:value="163" calcext:value-type="float">
            <text:p>163</text:p>
          </table:table-cell>
          <table:table-cell table:formula="of:=[.$B$3] * ((1/([.$B$2]*SQRT(2*PI())))*EXP(-(([.A168]-[.$B$1])/[.$B$2])*(([.A168]-[.$B$1])/[.$B$2])/2))" office:value-type="float" office:value="5.79786694314029E-030" calcext:value-type="float">
            <text:p>5.79786694314029E-30</text:p>
          </table:table-cell>
        </table:table-row>
        <table:table-row table:style-name="ro1">
          <table:table-cell table:formula="of:=[.A168]+1" office:value-type="float" office:value="164" calcext:value-type="float">
            <text:p>164</text:p>
          </table:table-cell>
          <table:table-cell table:formula="of:=[.$B$3] * ((1/([.$B$2]*SQRT(2*PI())))*EXP(-(([.A169]-[.$B$1])/[.$B$2])*(([.A169]-[.$B$1])/[.$B$2])/2))" office:value-type="float" office:value="1.77267566710702E-030" calcext:value-type="float">
            <text:p>1.77267566710702E-30</text:p>
          </table:table-cell>
        </table:table-row>
        <table:table-row table:style-name="ro1">
          <table:table-cell table:formula="of:=[.A169]+1" office:value-type="float" office:value="165" calcext:value-type="float">
            <text:p>165</text:p>
          </table:table-cell>
          <table:table-cell table:formula="of:=[.$B$3] * ((1/([.$B$2]*SQRT(2*PI())))*EXP(-(([.A170]-[.$B$1])/[.$B$2])*(([.A170]-[.$B$1])/[.$B$2])/2))" office:value-type="float" office:value="5.36595933915765E-031" calcext:value-type="float">
            <text:p>5.36595933915765E-31</text:p>
          </table:table-cell>
        </table:table-row>
        <table:table-row table:style-name="ro1">
          <table:table-cell table:formula="of:=[.A170]+1" office:value-type="float" office:value="166" calcext:value-type="float">
            <text:p>166</text:p>
          </table:table-cell>
          <table:table-cell table:formula="of:=[.$B$3] * ((1/([.$B$2]*SQRT(2*PI())))*EXP(-(([.A171]-[.$B$1])/[.$B$2])*(([.A171]-[.$B$1])/[.$B$2])/2))" office:value-type="float" office:value="1.60813508365894E-031" calcext:value-type="float">
            <text:p>1.60813508365894E-31</text:p>
          </table:table-cell>
        </table:table-row>
        <table:table-row table:style-name="ro1">
          <table:table-cell table:formula="of:=[.A171]+1" office:value-type="float" office:value="167" calcext:value-type="float">
            <text:p>167</text:p>
          </table:table-cell>
          <table:table-cell table:formula="of:=[.$B$3] * ((1/([.$B$2]*SQRT(2*PI())))*EXP(-(([.A172]-[.$B$1])/[.$B$2])*(([.A172]-[.$B$1])/[.$B$2])/2))" office:value-type="float" office:value="4.77149783659204E-032" calcext:value-type="float">
            <text:p>4.77149783659204E-32</text:p>
          </table:table-cell>
        </table:table-row>
        <table:table-row table:style-name="ro1">
          <table:table-cell table:formula="of:=[.A172]+1" office:value-type="float" office:value="168" calcext:value-type="float">
            <text:p>168</text:p>
          </table:table-cell>
          <table:table-cell table:formula="of:=[.$B$3] * ((1/([.$B$2]*SQRT(2*PI())))*EXP(-(([.A173]-[.$B$1])/[.$B$2])*(([.A173]-[.$B$1])/[.$B$2])/2))" office:value-type="float" office:value="1.40166423157596E-032" calcext:value-type="float">
            <text:p>1.40166423157596E-32</text:p>
          </table:table-cell>
        </table:table-row>
        <table:table-row table:style-name="ro1">
          <table:table-cell table:formula="of:=[.A173]+1" office:value-type="float" office:value="169" calcext:value-type="float">
            <text:p>169</text:p>
          </table:table-cell>
          <table:table-cell table:formula="of:=[.$B$3] * ((1/([.$B$2]*SQRT(2*PI())))*EXP(-(([.A174]-[.$B$1])/[.$B$2])*(([.A174]-[.$B$1])/[.$B$2])/2))" office:value-type="float" office:value="4.07652683709911E-033" calcext:value-type="float">
            <text:p>4.07652683709911E-33</text:p>
          </table:table-cell>
        </table:table-row>
        <table:table-row table:style-name="ro1">
          <table:table-cell table:formula="of:=[.A174]+1" office:value-type="float" office:value="170" calcext:value-type="float">
            <text:p>170</text:p>
          </table:table-cell>
          <table:table-cell table:formula="of:=[.$B$3] * ((1/([.$B$2]*SQRT(2*PI())))*EXP(-(([.A175]-[.$B$1])/[.$B$2])*(([.A175]-[.$B$1])/[.$B$2])/2))" office:value-type="float" office:value="1.17379883949379E-033" calcext:value-type="float">
            <text:p>1.17379883949379E-33</text:p>
          </table:table-cell>
        </table:table-row>
        <table:table-row table:style-name="ro1">
          <table:table-cell table:formula="of:=[.A175]+1" office:value-type="float" office:value="171" calcext:value-type="float">
            <text:p>171</text:p>
          </table:table-cell>
          <table:table-cell table:formula="of:=[.$B$3] * ((1/([.$B$2]*SQRT(2*PI())))*EXP(-(([.A176]-[.$B$1])/[.$B$2])*(([.A176]-[.$B$1])/[.$B$2])/2))" office:value-type="float" office:value="3.34621699813572E-034" calcext:value-type="float">
            <text:p>3.34621699813572E-34</text:p>
          </table:table-cell>
        </table:table-row>
        <table:table-row table:style-name="ro1">
          <table:table-cell table:formula="of:=[.A176]+1" office:value-type="float" office:value="172" calcext:value-type="float">
            <text:p>172</text:p>
          </table:table-cell>
          <table:table-cell table:formula="of:=[.$B$3] * ((1/([.$B$2]*SQRT(2*PI())))*EXP(-(([.A177]-[.$B$1])/[.$B$2])*(([.A177]-[.$B$1])/[.$B$2])/2))" office:value-type="float" office:value="9.4443393028728E-035" calcext:value-type="float">
            <text:p>9.4443393028728E-35</text:p>
          </table:table-cell>
        </table:table-row>
        <table:table-row table:style-name="ro1">
          <table:table-cell table:formula="of:=[.A177]+1" office:value-type="float" office:value="173" calcext:value-type="float">
            <text:p>173</text:p>
          </table:table-cell>
          <table:table-cell table:formula="of:=[.$B$3] * ((1/([.$B$2]*SQRT(2*PI())))*EXP(-(([.A178]-[.$B$1])/[.$B$2])*(([.A178]-[.$B$1])/[.$B$2])/2))" office:value-type="float" office:value="2.63904087561318E-035" calcext:value-type="float">
            <text:p>2.63904087561318E-35</text:p>
          </table:table-cell>
        </table:table-row>
        <table:table-row table:style-name="ro1">
          <table:table-cell table:formula="of:=[.A178]+1" office:value-type="float" office:value="174" calcext:value-type="float">
            <text:p>174</text:p>
          </table:table-cell>
          <table:table-cell table:formula="of:=[.$B$3] * ((1/([.$B$2]*SQRT(2*PI())))*EXP(-(([.A179]-[.$B$1])/[.$B$2])*(([.A179]-[.$B$1])/[.$B$2])/2))" office:value-type="float" office:value="7.30092198467035E-036" calcext:value-type="float">
            <text:p>7.30092198467035E-36</text:p>
          </table:table-cell>
        </table:table-row>
        <table:table-row table:style-name="ro1">
          <table:table-cell table:formula="of:=[.A179]+1" office:value-type="float" office:value="175" calcext:value-type="float">
            <text:p>175</text:p>
          </table:table-cell>
          <table:table-cell table:formula="of:=[.$B$3] * ((1/([.$B$2]*SQRT(2*PI())))*EXP(-(([.A180]-[.$B$1])/[.$B$2])*(([.A180]-[.$B$1])/[.$B$2])/2))" office:value-type="float" office:value="1.9997069392517E-036" calcext:value-type="float">
            <text:p>1.9997069392517E-36</text:p>
          </table:table-cell>
        </table:table-row>
        <table:table-row table:style-name="ro1">
          <table:table-cell table:formula="of:=[.A180]+1" office:value-type="float" office:value="176" calcext:value-type="float">
            <text:p>176</text:p>
          </table:table-cell>
          <table:table-cell table:formula="of:=[.$B$3] * ((1/([.$B$2]*SQRT(2*PI())))*EXP(-(([.A181]-[.$B$1])/[.$B$2])*(([.A181]-[.$B$1])/[.$B$2])/2))" office:value-type="float" office:value="5.42265600065166E-037" calcext:value-type="float">
            <text:p>5.42265600065166E-37</text:p>
          </table:table-cell>
        </table:table-row>
        <table:table-row table:style-name="ro1">
          <table:table-cell table:formula="of:=[.A181]+1" office:value-type="float" office:value="177" calcext:value-type="float">
            <text:p>177</text:p>
          </table:table-cell>
          <table:table-cell table:formula="of:=[.$B$3] * ((1/([.$B$2]*SQRT(2*PI())))*EXP(-(([.A182]-[.$B$1])/[.$B$2])*(([.A182]-[.$B$1])/[.$B$2])/2))" office:value-type="float" office:value="1.45584389993414E-037" calcext:value-type="float">
            <text:p>1.45584389993414E-37</text:p>
          </table:table-cell>
        </table:table-row>
        <table:table-row table:style-name="ro1">
          <table:table-cell table:formula="of:=[.A182]+1" office:value-type="float" office:value="178" calcext:value-type="float">
            <text:p>178</text:p>
          </table:table-cell>
          <table:table-cell table:formula="of:=[.$B$3] * ((1/([.$B$2]*SQRT(2*PI())))*EXP(-(([.A183]-[.$B$1])/[.$B$2])*(([.A183]-[.$B$1])/[.$B$2])/2))" office:value-type="float" office:value="3.86967616574052E-038" calcext:value-type="float">
            <text:p>3.86967616574052E-38</text:p>
          </table:table-cell>
        </table:table-row>
        <table:table-row table:style-name="ro1">
          <table:table-cell table:formula="of:=[.A183]+1" office:value-type="float" office:value="179" calcext:value-type="float">
            <text:p>179</text:p>
          </table:table-cell>
          <table:table-cell table:formula="of:=[.$B$3] * ((1/([.$B$2]*SQRT(2*PI())))*EXP(-(([.A184]-[.$B$1])/[.$B$2])*(([.A184]-[.$B$1])/[.$B$2])/2))" office:value-type="float" office:value="1.01833691938196E-038" calcext:value-type="float">
            <text:p>1.01833691938196E-38</text:p>
          </table:table-cell>
        </table:table-row>
        <table:table-row table:style-name="ro1">
          <table:table-cell table:formula="of:=[.A184]+1" office:value-type="float" office:value="180" calcext:value-type="float">
            <text:p>180</text:p>
          </table:table-cell>
          <table:table-cell table:formula="of:=[.$B$3] * ((1/([.$B$2]*SQRT(2*PI())))*EXP(-(([.A185]-[.$B$1])/[.$B$2])*(([.A185]-[.$B$1])/[.$B$2])/2))" office:value-type="float" office:value="2.65317203478804E-039" calcext:value-type="float">
            <text:p>2.65317203478804E-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7-24T14:08:58.705716547</meta:creation-date>
    <dc:date>2023-07-24T16:33:38.940675606</dc:date>
    <meta:editing-duration>PT13M23S</meta:editing-duration>
    <meta:editing-cycles>4</meta:editing-cycles>
    <meta:generator>LibreOffice/7.0.3.1$MacOSX_X86_64 LibreOffice_project/d7547858d014d4cf69878db179d326fc3483e082</meta:generator>
    <meta:document-statistic meta:table-count="2" meta:cell-count="428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87cm" svg:y="0.316cm" chart:style-name="ch2">
          <text:p>Twist on AWA</text:p>
        </chart:title>
        <chart:legend chart:legend-position="end" svg:x="13.933cm" svg:y="4.206cm" style:legend-expansion="high" chart:style-name="ch3"/>
        <chart:plot-area chart:style-name="ch4" table:cell-range-address="WhatWeWant.A1:WhatWeWant.A20 WhatWeWant.C1:WhatWeWant.C20" chart:data-source-has-labels="both" svg:x="1.314cm" svg:y="1.277cm" svg:width="12.299cm" svg:height="6.579cm">
          <chart:coordinate-region svg:x="1.767cm" svg:y="1.471cm" svg:width="11.339cm" svg:height="5.748cm"/>
          <chart:axis chart:dimension="x" chart:name="primary-x" chart:style-name="ch5" chartooo:axis-type="auto">
            <chartooo:date-scale/>
            <chart:title svg:x="7.036cm" svg:y="8.037cm" chart:style-name="ch6">
              <text:p>AWA</text:p>
            </chart:title>
            <chart:categories table:cell-range-address="WhatWeWant.A2:WhatWeWant.A20"/>
            <chart:grid chart:style-name="ch7" chart:class="major"/>
          </chart:axis>
          <chart:axis chart:dimension="y" chart:name="primary-y" chart:style-name="ch5">
            <chart:title svg:x="0.451cm" svg:y="5.002cm" chart:style-name="ch8">
              <text:p>Twist</text:p>
            </chart:title>
            <chart:grid chart:style-name="ch7" chart:class="major"/>
          </chart:axis>
          <chart:series chart:style-name="ch9" chart:values-cell-range-address="WhatWeWant.C2:WhatWeWant.C20" chart:label-cell-address="WhatWeWant.C1:WhatWeWant.C1" chart:class="chart:line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wist</text:p>
                <draw:g>
                  <svg:desc>WhatWeWant.C1:WhatWeWant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WhatWeWant.A2:WhatWeWant.A20</svg:desc>
                </draw:g>
              </table:table-cell>
              <table:table-cell office:value-type="float" office:value="0">
                <text:p>0</text:p>
                <draw:g>
                  <svg:desc>WhatWeWant.C2:WhatWeWant.C2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3.1$MacOSX_X86_64 LibreOffice_project/d7547858d014d4cf69878db179d326fc3483e08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92cm" svg:y="4.206cm" style:legend-expansion="high" chart:style-name="ch2"/>
        <chart:plot-area chart:style-name="ch3" table:cell-range-address="Gauss.A5:Gauss.B95" chart:data-source-has-labels="column" svg:x="0.32cm" svg:y="0.18cm" svg:width="12.452cm" svg:height="8.64cm">
          <chart:coordinate-region svg:x="0.773cm" svg:y="0.374cm" svg:width="11.66cm" svg:height="7.637cm"/>
          <chart:axis chart:dimension="x" chart:name="primary-x" chart:style-name="ch4" chartooo:axis-type="auto">
            <chartooo:date-scale/>
            <chart:categories table:cell-range-address="Gauss.A5:Gauss.A9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Gauss.B5:Gauss.B95" chart:class="chart:line">
            <chart:data-point chart:repeated="9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Gauss.A5:Gauss.A95</svg:desc>
                </draw:g>
              </table:table-cell>
              <table:table-cell office:value-type="float" office:value="0.000399593527672637">
                <text:p>0.000399593527672637</text:p>
                <draw:g>
                  <svg:desc>Gauss.B5:Gauss.B9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0623561782251338">
                <text:p>0.00062356178225133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963379918552178">
                <text:p>0.00096337991855217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14735766939135">
                <text:p>0.001473576693913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223154142942832">
                <text:p>0.002231541429428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334575564412213">
                <text:p>0.0033457556441221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496638678481932">
                <text:p>0.0049663867848193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729867314478651">
                <text:p>0.007298673144786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06195067637688">
                <text:p>0.010619506763768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52975482528443">
                <text:p>0.015297548252844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21817067376144">
                <text:p>0.02181706737614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308054792118255">
                <text:p>0.030805479211825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43064223476342">
                <text:p>0.04306422347634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59602205036621">
                <text:p>0.05960220503662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81670476404998">
                <text:p>0.08167047640499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1079621029845">
                <text:p>0.1107962102984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48813310494396">
                <text:p>0.14881331049439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97886289574499">
                <text:p>0.19788628957449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60523370360565">
                <text:p>0.26052337036056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3957423084214">
                <text:p>0.3395742308421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38207512339214">
                <text:p>0.43820751233921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559863257371073">
                <text:p>0.55986325737107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70817594354003">
                <text:p>0.7081759435400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886864821155786">
                <text:p>0.88686482115578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.09958989951068">
                <text:p>1.0995898995106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3497741628297">
                <text:p>1.349774162829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.64039536936692">
                <text:p>1.6403953693669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.97375395752235">
                <text:p>1.9737539575223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.35122693442217">
                <text:p>2.3512269344221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.77302086698639">
                <text:p>2.7730208669863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.23793989164729">
                <text:p>3.2379398916472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.74318664089362">
                <text:p>3.7431866408936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.28421480119518">
                <text:p>4.2842148011951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4.85465137458032">
                <text:p>4.8546513745803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5.44630442581376">
                <text:p>5.4463044258137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6.04926811297859">
                <text:p>6.0492681129785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.65213124746887">
                <text:p>6.6521312474688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7.24228881903707">
                <text:p>7.2422888190370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7.80634833416903">
                <text:p>7.8063483341690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8.33061507229499">
                <text:p>8.3306150722949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.80163316910749">
                <text:p>8.8016331691074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9.20675350758308">
                <text:p>9.2067535075830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9.5346953865131">
                <text:p>9.534695386513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9.7760673493864">
                <text:p>9.776067349386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9.9238136869253">
                <text:p>9.923813686925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9.97355701003582">
                <text:p>9.9735570100358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9.9238136869253">
                <text:p>9.923813686925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9.7760673493864">
                <text:p>9.776067349386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9.5346953865131">
                <text:p>9.534695386513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9.20675350758308">
                <text:p>9.2067535075830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.80163316910749">
                <text:p>8.8016331691074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8.33061507229499">
                <text:p>8.3306150722949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7.80634833416903">
                <text:p>7.8063483341690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7.24228881903707">
                <text:p>7.2422888190370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6.65213124746887">
                <text:p>6.6521312474688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6.04926811297859">
                <text:p>6.0492681129785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.44630442581376">
                <text:p>5.4463044258137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4.85465137458032">
                <text:p>4.8546513745803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4.28421480119518">
                <text:p>4.2842148011951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3.74318664089362">
                <text:p>3.7431866408936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.23793989164729">
                <text:p>3.2379398916472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2.77302086698639">
                <text:p>2.7730208669863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.35122693442217">
                <text:p>2.3512269344221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.97375395752235">
                <text:p>1.9737539575223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64039536936692">
                <text:p>1.6403953693669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.3497741628297">
                <text:p>1.349774162829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.09958989951068">
                <text:p>1.0995898995106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886864821155786">
                <text:p>0.88686482115578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70817594354003">
                <text:p>0.7081759435400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559863257371073">
                <text:p>0.55986325737107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438207512339214">
                <text:p>0.43820751233921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33957423084214">
                <text:p>0.33957423084214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260523370360565">
                <text:p>0.260523370360565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197886289574499">
                <text:p>0.19788628957449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148813310494396">
                <text:p>0.14881331049439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11079621029845">
                <text:p>0.1107962102984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81670476404998">
                <text:p>0.08167047640499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59602205036621">
                <text:p>0.05960220503662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43064223476342">
                <text:p>0.04306422347634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308054792118255">
                <text:p>0.030805479211825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21817067376144">
                <text:p>0.021817067376144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152975482528443">
                <text:p>0.015297548252844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106195067637688">
                <text:p>0.0106195067637688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0729867314478651">
                <text:p>0.0072986731447865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0496638678481932">
                <text:p>0.0049663867848193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0334575564412213">
                <text:p>0.0033457556441221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0223154142942832">
                <text:p>0.0022315414294283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014735766939135">
                <text:p>0.001473576693913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00963379918552178">
                <text:p>0.00096337991855217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00623561782251338">
                <text:p>0.00062356178225133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0399593527672637">
                <text:p>0.0003995935276726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3.1$MacOSX_X86_64 LibreOffice_project/d7547858d014d4cf69878db179d326fc3483e08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